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ext-properties fo:font-size="10pt" style:font-size-asian="10pt" style:font-size-complex="10pt"/>
    </style:style>
    <style:style style:name="ce3" style:family="table-cell" style:parent-style-name="Default" style:data-style-name="N0">
      <style:text-properties fo:font-size="10pt" style:font-size-asian="10pt" style:font-size-complex="10pt"/>
    </style:style>
    <style:style style:name="ce4" style:family="table-cell" style:parent-style-name="Default" style:data-style-name="N19"/>
    <style:style style:name="ce5" style:family="table-cell" style:parent-style-name="Default" style:data-style-name="N19">
      <style:text-properties fo:font-size="10pt" style:font-size-asian="10pt" style:font-size-complex="10pt"/>
    </style:style>
    <style:style style:name="ce6" style:family="table-cell" style:parent-style-name="Default" style:data-style-name="N0">
      <style:text-properties fo:font-size="10pt" style:font-size-asian="10pt" style:font-size-complex="10pt"/>
    </style:style>
    <style:style style:name="ce7" style:family="table-cell" style:parent-style-name="Default" style:data-style-name="N0">
      <style:table-cell-properties style:vertical-align="automatic" fo:wrap-option="wrap"/>
      <style:text-properties fo:font-size="10pt" style:font-size-asian="10pt" style:font-size-complex="10pt"/>
    </style:style>
    <style:style style:name="ce8" style:family="table-cell" style:parent-style-name="Default" style:data-style-name="N0">
      <style:table-cell-properties style:vertical-align="automatic" fo:wrap-option="wrap"/>
      <style:text-properties fo:font-size="10pt" style:font-size-asian="10pt" style:font-size-complex="10pt"/>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fo:wrap-option="wrap"/>
      <style:text-properties fo:color="#000000" fo:font-size="10pt" style:font-size-asian="10pt" style:font-size-complex="10pt"/>
    </style:style>
    <style:style style:name="ce11" style:family="table-cell" style:parent-style-name="Default" style:data-style-name="N0">
      <style:text-properties fo:color="#000000" fo:font-size="10pt" style:font-size-asian="10pt" style:font-size-complex="10pt"/>
    </style:style>
    <style:style style:name="ce12" style:family="table-cell" style:parent-style-name="Default" style:data-style-name="N0">
      <style:table-cell-properties style:vertical-align="middle"/>
      <style:text-properties fo:font-size="10pt" style:font-size-asian="10pt" style:font-size-complex="10pt"/>
    </style:style>
    <style:style style:name="ce13" style:family="table-cell" style:parent-style-name="Default" style:data-style-name="N19">
      <style:table-cell-properties style:vertical-align="middle" fo:wrap-option="wrap" style:repeat-content="false"/>
      <style:paragraph-properties fo:text-align="start" fo:margin-left="0cm"/>
      <style:text-properties fo:color="#000000" fo:font-size="10pt" style:font-size-asian="10pt" style:font-size-complex="10pt"/>
    </style:style>
    <style:style style:name="ce14" style:family="table-cell" style:parent-style-name="Default" style:data-style-name="N0">
      <style:table-cell-properties style:vertical-align="middle" fo:wrap-option="wrap" style:repeat-content="false"/>
      <style:paragraph-properties fo:text-align="end" fo:margin-right="0cm"/>
      <style:text-properties fo:color="#000000" fo:font-size="10pt" style:font-size-asian="10pt" style:font-size-complex="10pt"/>
    </style:style>
    <style:style style:name="ce15" style:family="table-cell" style:parent-style-name="Default" style:data-style-name="N0">
      <style:table-cell-properties style:vertical-align="middle" fo:wrap-option="wrap" style:repeat-content="false"/>
      <style:paragraph-properties fo:text-align="start" fo:margin-left="0cm"/>
      <style:text-properties fo:color="#000000" fo:font-size="10pt" style:font-size-asian="10pt" style:font-size-complex="10pt"/>
    </style:style>
    <style:style style:name="ce16" style:family="table-cell" style:parent-style-name="Default" style:data-style-name="N19">
      <style:table-cell-properties style:vertical-align="middle" fo:wrap-option="wrap" style:repeat-content="false"/>
      <style:paragraph-properties fo:text-align="end" fo:margin-right="0cm"/>
      <style:text-properties fo:color="#000000" fo:font-size="10pt" style:font-size-asian="10pt" style:font-size-complex="10pt"/>
    </style:style>
    <style:style style:name="ce17"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style:style>
    <style:style style:name="co1" style:family="table-column">
      <style:table-column-properties fo:break-before="auto" style:column-width="1.48166666666667cm"/>
    </style:style>
    <style:style style:name="co2" style:family="table-column">
      <style:table-column-properties fo:break-before="auto" style:column-width="0.714375cm"/>
    </style:style>
    <style:style style:name="co3" style:family="table-column">
      <style:table-column-properties fo:break-before="auto" style:column-width="1.45520833333333cm"/>
    </style:style>
    <style:style style:name="co4" style:family="table-column">
      <style:table-column-properties fo:break-before="auto" style:column-width="3.22791666666667cm"/>
    </style:style>
    <style:style style:name="co5" style:family="table-column">
      <style:table-column-properties fo:break-before="auto" style:column-width="3.14854166666667cm"/>
    </style:style>
    <style:style style:name="co6" style:family="table-column">
      <style:table-column-properties fo:break-before="auto" style:column-width="1.5875cm"/>
    </style:style>
    <style:style style:name="co7" style:family="table-column">
      <style:table-column-properties fo:break-before="auto" style:column-width="1.666875cm"/>
    </style:style>
    <style:style style:name="co8" style:family="table-column">
      <style:table-column-properties fo:break-before="auto" style:column-width="6.19125cm"/>
    </style:style>
    <style:style style:name="co9" style:family="table-column">
      <style:table-column-properties fo:break-before="auto" style:column-width="2.301875cm"/>
    </style:style>
    <style:style style:name="co10" style:family="table-column">
      <style:table-column-properties fo:break-before="auto" style:column-width="2.03729166666667cm"/>
    </style:style>
    <style:style style:name="co11" style:family="table-column">
      <style:table-column-properties fo:break-before="auto" style:column-width="1.00541666666667cm"/>
    </style:style>
    <style:style style:name="co12" style:family="table-column">
      <style:table-column-properties fo:break-before="auto" style:column-width="1.87854166666667cm"/>
    </style:style>
    <style:style style:name="co13" style:family="table-column">
      <style:table-column-properties fo:break-before="auto" style:column-width="1.71979166666667cm"/>
    </style:style>
    <style:style style:name="co14" style:family="table-column">
      <style:table-column-properties fo:break-before="auto" style:column-width="1.95791666666667cm"/>
    </style:style>
    <style:style style:name="co15" style:family="table-column">
      <style:table-column-properties fo:break-before="auto" style:column-width="8.12270833333333cm"/>
    </style:style>
    <style:style style:name="co16" style:family="table-column">
      <style:table-column-properties fo:break-before="auto" style:column-width="7.56708333333333cm"/>
    </style:style>
    <style:style style:name="co17" style:family="table-column">
      <style:table-column-properties fo:break-before="auto" style:column-width="2.96333333333333cm"/>
    </style:style>
    <style:style style:name="co18" style:family="table-column">
      <style:table-column-properties fo:break-before="auto" style:column-width="2.72520833333333cm"/>
    </style:style>
    <style:style style:name="co19" style:family="table-column">
      <style:table-column-properties fo:break-before="auto" style:column-width="3.20145833333333cm"/>
    </style:style>
    <style:style style:name="co20" style:family="table-column">
      <style:table-column-properties fo:break-before="auto" style:column-width="2.75166666666667cm"/>
    </style:style>
    <style:style style:name="co21" style:family="table-column">
      <style:table-column-properties fo:break-before="auto" style:column-width="3.70416666666667cm"/>
    </style:style>
    <style:style style:name="co22" style:family="table-column">
      <style:table-column-properties fo:break-before="auto" style:column-width="3.413125cm"/>
    </style:style>
    <style:style style:name="co23" style:family="table-column">
      <style:table-column-properties fo:break-before="auto" style:column-width="3.43958333333333cm"/>
    </style:style>
    <style:style style:name="co24" style:family="table-column">
      <style:table-column-properties fo:break-before="auto" style:column-width="2.98979166666667cm"/>
    </style:style>
    <style:style style:name="co25" style:family="table-column">
      <style:table-column-properties fo:break-before="auto" style:column-width="3.254375cm"/>
    </style:style>
    <style:style style:name="co26" style:family="table-column">
      <style:table-column-properties fo:break-before="auto" style:column-width="6.82625cm"/>
    </style:style>
    <style:style style:name="co27" style:family="table-column">
      <style:table-column-properties fo:break-before="auto" style:column-width="9.94833333333333cm"/>
    </style:style>
    <style:style style:name="co28" style:family="table-column">
      <style:table-column-properties fo:break-before="auto" style:column-width="3.571875cm"/>
    </style:style>
    <style:style style:name="co29" style:family="table-column">
      <style:table-column-properties fo:break-before="auto" style:column-width="3.30729166666667cm"/>
    </style:style>
    <style:style style:name="co30" style:family="table-column">
      <style:table-column-properties fo:break-before="auto" style:column-width="3.65125cm"/>
    </style:style>
    <style:style style:name="co31" style:family="table-column">
      <style:table-column-properties fo:break-before="auto" style:column-width="7.32895833333333cm"/>
    </style:style>
    <style:style style:name="co32" style:family="table-column">
      <style:table-column-properties fo:break-before="auto" style:column-width="4.63020833333333cm"/>
    </style:style>
    <style:style style:name="co33" style:family="table-column">
      <style:table-column-properties fo:break-before="auto" style:column-width="4.31270833333333cm"/>
    </style:style>
    <style:style style:name="co34" style:family="table-column">
      <style:table-column-properties fo:break-before="auto" style:column-width="2.64583333333333cm"/>
    </style:style>
    <style:style style:name="co35" style:family="table-column">
      <style:table-column-properties fo:break-before="auto" style:column-width="2.69875cm"/>
    </style:style>
    <style:style style:name="ro1" style:family="table-row">
      <style:table-row-properties style:row-height="16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40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9"/>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number-columns-repeated="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7" table:default-cell-style-name="ce1"/>
        <table:table-column table:style-name="co20" table:default-cell-style-name="ce1"/>
        <table:table-column table:style-name="co13" table:default-cell-style-name="ce1"/>
        <table:table-column table:style-name="co21" table:default-cell-style-name="ce1"/>
        <table:table-column table:style-name="co22" table:default-cell-style-name="ce1"/>
        <table:table-column table:style-name="co23" table:default-cell-style-name="ce1"/>
        <table:table-column table:style-name="co5" table:default-cell-style-name="ce1"/>
        <table:table-column table:style-name="co24" table:default-cell-style-name="ce1"/>
        <table:table-column table:style-name="co25" table:default-cell-style-name="ce1"/>
        <table:table-column table:style-name="co26" table:default-cell-style-name="ce1"/>
        <table:table-column table:style-name="co13" table:default-cell-style-name="ce1"/>
        <table:table-column table:style-name="co27" table:default-cell-style-name="ce1"/>
        <table:table-column table:style-name="co13" table:default-cell-style-name="ce1"/>
        <table:table-column table:style-name="co28" table:default-cell-style-name="ce1"/>
        <table:table-column table:style-name="co29" table:default-cell-style-name="ce1"/>
        <table:table-column table:style-name="co13" table:default-cell-style-name="ce1"/>
        <table:table-column table:style-name="co30" table:default-cell-style-name="ce1"/>
        <table:table-column table:style-name="co31" table:default-cell-style-name="ce9"/>
        <table:table-column table:style-name="co32" table:default-cell-style-name="ce1"/>
        <table:table-column table:style-name="co33" table:default-cell-style-name="ce1"/>
        <table:table-column table:style-name="co13" table:number-columns-repeated="3" table:default-cell-style-name="ce1"/>
        <table:table-column table:style-name="co5" table:default-cell-style-name="ce1"/>
        <table:table-column table:style-name="co34" table:default-cell-style-name="ce1"/>
        <table:table-column table:style-name="co35" table:default-cell-style-name="ce1"/>
        <table:table-column table:style-name="co13" table:number-columns-repeated="16333" table:default-cell-style-name="ce1"/>
        <table:table-row table:style-name="ro1">
          <table:table-cell office:value-type="string" table:style-name="ce2">
            <text:p>data/hora</text:p>
          </table:table-cell>
          <table:table-cell office:value-type="string" table:style-name="ce3">
            <text:p>idade</text:p>
          </table:table-cell>
          <table:table-cell office:value-type="string" table:style-name="ce3">
            <text:p>genero</text:p>
          </table:table-cell>
          <table:table-cell office:value-type="string" table:style-name="ce3">
            <text:p>situacao_conjugal</text:p>
          </table:table-cell>
          <table:table-cell office:value-type="string" table:style-name="ce3">
            <text:p>situacao_empregaticia</text:p>
          </table:table-cell>
          <table:table-cell office:value-type="string" table:style-name="ce3">
            <text:p>estado_reside</text:p>
          </table:table-cell>
          <table:table-cell office:value-type="string" table:style-name="ce7">
            <text:p>ies</text:p>
          </table:table-cell>
          <table:table-cell office:value-type="string" table:style-name="ce3">
            <text:p>nome_curso</text:p>
          </table:table-cell>
          <table:table-cell office:value-type="string" table:style-name="ce3">
            <text:p>nivel_ensino</text:p>
          </table:table-cell>
          <table:table-cell office:value-type="string" table:style-name="ce2">
            <text:p>data_inicio_ curso</text:p>
          </table:table-cell>
          <table:table-cell office:value-type="string" table:style-name="ce3">
            <text:p>tipo_ies</text:p>
          </table:table-cell>
          <table:table-cell office:value-type="string" table:style-name="ce3">
            <text:p>local_estudante</text:p>
          </table:table-cell>
          <table:table-cell office:value-type="string" table:style-name="ce3">
            <text:p>migrou_virtual</text:p>
          </table:table-cell>
          <table:table-cell office:value-type="string" table:style-name="ce3">
            <text:p>ies_fechou_dorm</text:p>
          </table:table-cell>
          <table:table-cell office:value-type="string" table:style-name="ce3">
            <text:p>situação_durante_pandemia</text:p>
          </table:table-cell>
          <table:table-cell office:value-type="string" table:style-name="ce2">
            <text:p>data_fechamento</text:p>
          </table:table-cell>
          <table:table-cell office:value-type="string" table:style-name="ce3">
            <text:p>residencia_atual</text:p>
          </table:table-cell>
          <table:table-cell office:value-type="string" table:style-name="ce3">
            <text:p>moradia_atual_permanente</text:p>
          </table:table-cell>
          <table:table-cell office:value-type="string" table:style-name="ce3">
            <text:p>morando_com</text:p>
          </table:table-cell>
          <table:table-cell office:value-type="string" table:style-name="ce3">
            <text:p><text:s/>convive_risco_relevante</text:p>
          </table:table-cell>
          <table:table-cell office:value-type="string" table:style-name="ce3">
            <text:p>quarentena_imposta</text:p>
          </table:table-cell>
          <table:table-cell office:value-type="string" table:style-name="ce3">
            <text:p>vivenciou</text:p>
          </table:table-cell>
          <table:table-cell office:value-type="string" table:style-name="ce3">
            <text:p>acesso_servicos_saude</text:p>
          </table:table-cell>
          <table:table-cell office:value-type="string" table:style-name="ce3">
            <text:p>acesso_internet</text:p>
          </table:table-cell>
          <table:table-cell office:value-type="string" table:style-name="ce3">
            <text:p>capacidade_prosseguir_estudos</text:p>
          </table:table-cell>
          <table:table-cell office:value-type="string" table:style-name="ce3">
            <text:p>capacidade_socializacao<text:s/></text:p>
          </table:table-cell>
          <table:table-cell office:value-type="string" table:style-name="ce3">
            <text:p>bem_estar_psicologico</text:p>
          </table:table-cell>
          <table:table-cell office:value-type="string" table:style-name="ce3">
            <text:p>qualidade_de_vida</text:p>
          </table:table-cell>
          <table:table-cell office:value-type="string" table:style-name="ce3">
            <text:p>aulas_durante_pandemia</text:p>
          </table:table-cell>
          <table:table-cell office:value-type="string" table:style-name="ce3">
            <text:p>acesso_professores</text:p>
          </table:table-cell>
          <table:table-cell office:value-type="string" table:style-name="ce3">
            <text:p>acesso_infra_ies</text:p>
          </table:table-cell>
          <table:table-cell office:value-type="string" table:style-name="ce3">
            <text:p>espaco_físico</text:p>
          </table:table-cell>
          <table:table-cell office:value-type="string" table:style-name="ce3">
            <text:p>disposicao_atividades</text:p>
          </table:table-cell>
          <table:table-cell office:value-type="string" table:style-name="ce3">
            <text:p>desempenho_escolar</text:p>
          </table:table-cell>
          <table:table-cell office:value-type="string" table:style-name="ce3">
            <text:p>ies_reinicio</text:p>
          </table:table-cell>
          <table:table-cell office:value-type="string" table:style-name="ce3">
            <text:p>data_reinico</text:p>
          </table:table-cell>
          <table:table-cell office:value-type="string" table:style-name="ce3">
            <text:p>vacinado</text:p>
          </table:table-cell>
          <table:table-cell office:value-type="string" table:style-name="ce3">
            <text:p>dificuldades_academicas</text:p>
          </table:table-cell>
          <table:table-cell office:value-type="string" table:style-name="ce3">
            <text:p>despesas</text:p>
          </table:table-cell>
          <table:table-cell office:value-type="string" table:style-name="ce3">
            <text:p>renda_financeira</text:p>
          </table:table-cell>
          <table:table-cell office:value-type="string" table:style-name="ce3">
            <text:p>ajuda_financeira</text:p>
          </table:table-cell>
          <table:table-cell office:value-type="string" table:style-name="ce3">
            <text:p>nivel_endividamento</text:p>
          </table:table-cell>
          <table:table-cell office:value-type="string" table:style-name="ce7">
            <text:p>despesas_cresceram</text:p>
          </table:table-cell>
          <table:table-cell office:value-type="string" table:style-name="ce3">
            <text:p>dificuldades_financeiras</text:p>
          </table:table-cell>
          <table:table-cell office:value-type="string" table:style-name="ce3">
            <text:p><text:s/>decisao_fechar</text:p>
          </table:table-cell>
          <table:table-cell office:value-type="string" table:style-name="ce3">
            <text:p>ies_positivo</text:p>
          </table:table-cell>
          <table:table-cell office:value-type="string" table:style-name="ce3">
            <text:p>ies_melhorar</text:p>
          </table:table-cell>
          <table:table-cell office:value-type="string" table:style-name="ce3">
            <text:p>ies_ajudar</text:p>
          </table:table-cell>
          <table:table-cell office:value-type="string" table:style-name="ce3">
            <text:p>nivel_ansiedade</text:p>
          </table:table-cell>
          <table:table-cell office:value-type="string" table:style-name="ce3">
            <text:p>ansiedade_planejamento</text:p>
          </table:table-cell>
          <table:table-cell office:value-type="string" table:style-name="ce3">
            <text:p>ansiedade_longo_prazo</text:p>
          </table:table-cell>
          <table:table-cell office:value-type="string" table:style-name="ce3">
            <text:p>detalhes_finais</text:p>
          </table:table-cell>
          <table:table-cell table:number-columns-repeated="16332"/>
        </table:table-row>
        <table:table-row table:style-name="ro1">
          <table:table-cell office:value-type="date" office:date-value="2021-04-22T18:32:15" table:style-name="ce5">
            <text:p>22/04/2021</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s/></text:p>
          </table:table-cell>
          <table:table-cell office:value-type="string" table:style-name="ce6">
            <text:p>Graduação</text:p>
          </table:table-cell>
          <table:table-cell office:value-type="date" office:date-value="2020-03-01T00:00:00" table:style-name="ce5">
            <text:p>01/03/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3T00:00:00" table:style-name="ce5">
            <text:p>13/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Melhorou</text:p>
          </table:table-cell>
          <table:table-cell table:style-name="ce1"/>
          <table:table-cell office:value-type="string" table:style-name="ce6">
            <text:p>Pi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N/A ou Não sabe</text:p>
          </table:table-cell>
          <table:table-cell table:number-columns-repeated="3" table:style-name="ce1"/>
          <table:table-cell office:value-type="string" table:style-name="ce6">
            <text:p>Foram mais ou menos os mesmos</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text:p>
          </table:table-cell>
          <table:table-cell table:style-name="ce1"/>
          <table:table-cell office:value-type="string" table:style-name="ce6">
            <text:p>De forma oportuna e prudente</text:p>
          </table:table-cell>
          <table:table-cell office:value-type="string" table:style-name="ce6">
            <text:p>Reconheço que minha instituição foi muito receptiva a dificuldade e dúvidas que os alunos tiveram ao longo do processo.</text:p>
          </table:table-cell>
          <table:table-cell office:value-type="string" table:style-name="ce6">
            <text:p>Gostaria que a instituição tivesse feito mais reuniões de apoio se necessário, para repassar a situação da universidade em relação aos prazos, retorno às aulas e etc.</text:p>
          </table:table-cell>
          <table:table-cell office:value-type="string" table:style-name="ce6">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04-22T22:02:55" table:style-name="ce5">
            <text:p>22/04/2021</text:p>
          </table:table-cell>
          <table:table-cell office:value-type="float" office:value="25" table:style-name="ce6">
            <text:p>25</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GV</text:p>
          </table:table-cell>
          <table:table-cell office:value-type="string" table:style-name="ce3">
            <text:p>Pós-Graduação em Administração de Empresas</text:p>
          </table:table-cell>
          <table:table-cell office:value-type="string" table:style-name="ce6">
            <text:p>Mestrado</text:p>
          </table:table-cell>
          <table:table-cell office:value-type="date" office:date-value="2020-03-01T00:00:00" table:style-name="ce5">
            <text:p>01/03/2020</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5T00:00:00" table:style-name="ce5">
            <text:p>15/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table:style-name="ce1"/>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A ou Não sabe</text:p>
          </table:table-cell>
          <table:table-cell table:number-columns-repeated="2" table:style-name="ce1"/>
          <table:table-cell office:value-type="string" table:style-name="ce6">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6">
            <text:p>Diminuiram</text:p>
          </table:table-cell>
          <table:table-cell office:value-type="string" table:style-name="ce6">
            <text:p>Aumentou</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Aluguel, Internet, Alimentação</text:p>
          </table:table-cell>
          <table:table-cell office:value-type="string" table:style-name="ce6">
            <text:p>Ao passo que os gastos de entretenimento caíram drasticamente, os produtos de bens de consumo aumentaram significantemente.</text:p>
          </table:table-cell>
          <table:table-cell office:value-type="string" table:style-name="ce6">
            <text:p>De forma oportuna e prudente</text:p>
          </table:table-cell>
          <table:table-cell office:value-type="string" table:style-name="ce6">
            <text:p>Acredito que a instituição está sabendo lidar bem com a nova dinâmica das aulas e, além disso, está respondendo bem em facilitar acesso a livros e materiais do curso.<text:s/></text:p>
          </table:table-cell>
          <table:table-cell office:value-type="string" table:style-name="ce6">
            <text:p>Gostaria que minha instituição utilizasse mais de espaços virtuais para troca de experiência <text:s/>entre pessoas de diferentes cursos.</text:p>
          </table:table-cell>
          <table:table-cell office:value-type="string" table:style-name="ce6">
            <text:p>Ajudaria se a instituição disponibilizasse o retorno híbrido após melhora da pandemia.</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1">
          <table:table-cell office:value-type="date" office:date-value="2021-04-26T14:37:31" table:style-name="ce5">
            <text:p>26/04/2021</text:p>
          </table:table-cell>
          <table:table-cell office:value-type="float" office:value="40" table:style-name="ce6">
            <text:p>40</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20-03-01T00:00:00" table:style-name="ce5">
            <text:p>01/03/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0T00:00:00" table:style-name="ce5">
            <text:p>20/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table:style-name="ce1"/>
          <table:table-cell office:value-type="string" table:style-name="ce6">
            <text:p>Melh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number-columns-repeated="3" table:style-name="ce1"/>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7">
            <text:p>Alimentação, <text:s/>Outras (não relacionadas)</text:p>
          </table:table-cell>
          <table:table-cell office:value-type="string" table:style-name="ce6">
            <text:p>Equipamentos como computador, web cam, microfone</text:p>
          </table:table-cell>
          <table:table-cell office:value-type="string" table:style-name="ce6">
            <text:p>De forma oportuna e prudente</text:p>
          </table:table-cell>
          <table:table-cell office:value-type="string" table:style-name="ce6">
            <text:p>migração para o ambiente virtual de forma responsável e coerente com o momento. Criou possibilidades de conexão com os professores de forma rápida e prática.</text:p>
          </table:table-cell>
          <table:table-cell office:value-type="string" table:style-name="ce6">
            <text:p>uma reunião remota com os alunos por curso, com orientações.</text:p>
          </table:table-cell>
          <table:table-cell office:value-type="string" table:style-name="ce6">
            <text:p>trabalhasse com prazos mais flexíveis de entregas e conclusõ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04-26T16:06:18" table:style-name="ce5">
            <text:p>26/04/2021</text:p>
          </table:table-cell>
          <table:table-cell office:value-type="float" office:value="34" table:style-name="ce6">
            <text:p>34</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6">
            <text:p>Doutorado</text:p>
          </table:table-cell>
          <table:table-cell office:value-type="date" office:date-value="2020-02-01T00:00:00" table:style-name="ce5">
            <text:p>01/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5-01T00:00:00" table:style-name="ce5">
            <text:p>01/05/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table:style-name="ce1"/>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A ou Não sabe</text:p>
          </table:table-cell>
          <table:table-cell table:number-columns-repeated="3"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7">
            <text:p>Internet, Alimentação, <text:s/>Outras (não relacionadas)</text:p>
          </table:table-cell>
          <table:table-cell office:value-type="string" table:style-name="ce6">
            <text:p>Investimento em pesquisa</text:p>
          </table:table-cell>
          <table:table-cell office:value-type="string" table:style-name="ce6">
            <text:p>De forma oportuna e prudente</text:p>
          </table:table-cell>
          <table:table-cell office:value-type="string" table:style-name="ce6">
            <text:p>Adaptação ao uso da plataforma google para as aulas e amparo na plataforma</text:p>
          </table:table-cell>
          <table:table-cell office:value-type="string" table:style-name="ce6">
            <text:p>Auxiliado melhor os colegas em necessidade de acesso a tecnologias</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05-21T15:20:31" table:style-name="ce5">
            <text:p>21/05/2021</text:p>
          </table:table-cell>
          <table:table-cell office:value-type="float" office:value="40" table:style-name="ce6">
            <text:p>40</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0T00:00:00" table:style-name="ce5">
            <text:p>20/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table:style-name="ce1"/>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A ou Não sabe</text:p>
          </table:table-cell>
          <table:table-cell table:number-columns-repeated="3"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imentação</text:p>
          </table:table-cell>
          <table:table-cell table:style-name="ce1"/>
          <table:table-cell office:value-type="string" table:style-name="ce6">
            <text:p>De forma oportuna e prudente</text:p>
          </table:table-cell>
          <table:table-cell office:value-type="string" table:style-name="ce6">
            <text:p>Disposição dos professores on-line</text:p>
          </table:table-cell>
          <table:table-cell office:value-type="string" table:style-name="ce6">
            <text:p>Nada a declarar</text:p>
          </table:table-cell>
          <table:table-cell office:value-type="string" table:style-name="ce6">
            <text:p>Sem sugestão</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1-05-21T15:46:22" table:style-name="ce5">
            <text:p>21/05/2021</text:p>
          </table:table-cell>
          <table:table-cell office:value-type="float" office:value="47" table:style-name="ce6">
            <text:p>47</text:p>
          </table:table-cell>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office:value-type="string" table:style-name="ce6">
            <text:p>Estamos estudando remotamente. A Unesp está trabalhando via remoto. A nossa comunicação com o orientador e com a secretária da Pós Graduação da FAAC é toda remota. As reuniões são realizadas via Meeting, quando necessárias. As bancas estão acontecendo remotamente.</text:p>
          </table:table-cell>
          <table:table-cell office:value-type="date" office:date-value="2020-03-17T00:00:00" table:style-name="ce5">
            <text:p>17/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uito pior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 casa virou escritório e home-office. A duração das horas de trabalho triplicaram. As horas conectadas aumentaram exponencialmente.</text:p>
          </table:table-cell>
          <table:table-cell office:value-type="string" table:style-name="ce6">
            <text:p>Pioraram</text:p>
          </table:table-cell>
          <table:table-cell office:value-type="string" table:style-name="ce6">
            <text:p>Melhorou</text:p>
          </table:table-cell>
          <table:table-cell table:style-name="ce1"/>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A ou Não sabe</text:p>
          </table:table-cell>
          <table:table-cell table:number-columns-repeated="2" table:style-name="ce1"/>
          <table:table-cell office:value-type="string" table:style-name="ce6">
            <text:p>Precisava de um local sossegado para estudar. A falta de poder ir a bibliotecas e ficar tranquila enquanto as crianças frequentavam a escola faz muita falta.</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7">
            <text:p>Relacionadas com saúde, Internet, Alimentação, <text:s/>Outras (não relacionadas)</text:p>
          </table:table-cell>
          <table:table-cell office:value-type="string" table:style-name="ce6">
            <text:p>Aquisição de equipamentos e dispositivos tecnológicos utilizados para estudos.</text:p>
          </table:table-cell>
          <table:table-cell office:value-type="string" table:style-name="ce6">
            <text:p>De forma oportuna e prudente</text:p>
          </table:table-cell>
          <table:table-cell office:value-type="string" table:style-name="ce6">
            <text:p>Seguiu com as aulas remotas tentando manter a mesma qualidade de antes. O problema de aulas remotas, é a falta da presença dos colegas e professor, dos abraços, dos encontros. Agora fica muito mais reservado.<text:s/></text:p>
          </table:table-cell>
          <table:table-cell office:value-type="string" table:style-name="ce6">
            <text:p>Acredito que foram assertivas as tomadas de decisões de minha instituição.</text:p>
          </table:table-cell>
          <table:table-cell office:value-type="string" table:style-name="ce6">
            <text:p>Acredito que um atendimento de ginástica elaboral, disciplinas sobre organização e gestão do tempo, disciplinas motivacionais para este período. Salas de Bate-Papos ou Lives Bate-Papos, com um orientador.<text: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 casa virou escola. Em 2020 a mesa da cozinha era a escola, uma loucura. Em 2021 transformamos cada quarto em sala de aula. Investimos em aquisição de computador, notebook, câmeras, fone de ouvido, iluminação, cadeiras ergométricas e descansos de pé. Ficamos muito conectados. Eu fico por volta de 22horas. Muito cansaço mental, vista muito cansada, e todos os afazeres da casa. Dias passando, sexta e novamente é sexta-feira. Muito Complicado. Crianças com crises por falta de pessoas e medo de pessoas, medo de sair de casa. Adotamos a Amora, a mais nova alegria da casa, com ela mais trabalho, mas nos obriga a desconectar. Uma verdadeira operação de guerra para fazer uma simples compra no mercado, ou ir à padaria. Adotamos protocolos de higiêne: 1) Os sapatos dentro de casa só nas mãos. Nos pés, meia e sapatos que não são colocados para uso externo. Os sapatos de uso externo são higienizados e ficam numa estante para uso posterior. 2) Qualquer objeto externo é higienizado. 3) Lava-se a mão muito mais vezes. 4) Uso constante de alcool-gel nas mãos, quando saímos. Máscaras no rosto. Se for no mercado, posto de saúde, banco ou qualquer outro local: utilização de duas máscaras. Todos em casa. As crianças não frequentam a escola, mesmo estando estas abertas. Não encontramos amigos há mais de um anos, que não seja virtualmente. As crianças só vão na casa do meu irmão, que está seguindo o mesmo protocolo.</text:p>
          </table:table-cell>
          <table:table-cell table:number-columns-repeated="16332"/>
        </table:table-row>
        <table:table-row table:style-name="ro1">
          <table:table-cell office:value-type="date" office:date-value="2021-10-19T10:44:30" table:style-name="ce5">
            <text:p>19/10/2021</text:p>
          </table:table-cell>
          <table:table-cell office:value-type="float" office:value="26" table:style-name="ce6">
            <text:p>26</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s/></text:p>
          </table:table-cell>
          <table:table-cell office:value-type="string" table:style-name="ce6">
            <text:p>Graduação</text:p>
          </table:table-cell>
          <table:table-cell office:value-type="date" office:date-value="2019-01-21T00:00:00" table:style-name="ce5">
            <text:p>21/01/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N/A ou Não sabe</text:p>
          </table:table-cell>
          <table:table-cell office:value-type="string" table:style-name="ce6">
            <text:p>Pior que antes</text:p>
          </table:table-cell>
          <table:table-cell office:value-type="string" table:style-name="ce6">
            <text:p>N/A ou Não Sabe</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Melh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Internet, Alimentação</text:p>
          </table:table-cell>
          <table:table-cell table:style-name="ce1"/>
          <table:table-cell office:value-type="string" table:style-name="ce6">
            <text:p>De forma oportuna e prudente</text:p>
          </table:table-cell>
          <table:table-cell office:value-type="string" table:style-name="ce6">
            <text:p>fechou no tempo correto</text:p>
          </table:table-cell>
          <table:table-cell office:value-type="string" table:style-name="ce6">
            <text:p>nada a declarar</text:p>
          </table:table-cell>
          <table:table-cell office:value-type="string" table:style-name="ce6">
            <text:p>nada a declarar</text:p>
          </table:table-cell>
          <table:table-cell office:value-type="string" table:style-name="ce6">
            <text:p>O mesmo d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10-19T11:30:27" table:style-name="ce5">
            <text:p>19/10/2021</text:p>
          </table:table-cell>
          <table:table-cell office:value-type="float" office:value="19" table:style-name="ce6">
            <text:p>19</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02-02-24T00:00:00" table:style-name="ce5">
            <text:p>24/02/200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Alimentação</text:p>
          </table:table-cell>
          <table:table-cell table:style-name="ce1"/>
          <table:table-cell office:value-type="string" table:style-name="ce6">
            <text:p>Muito lentamente</text:p>
          </table:table-cell>
          <table:table-cell office:value-type="string" table:style-name="ce6">
            <text:p>Distribuiçao de chips com internet para alunos sem acesso à tal ferramenta</text:p>
          </table:table-cell>
          <table:table-cell office:value-type="string" table:style-name="ce6">
            <text:p>melhor organizaçao do calendário<text:s/></text:p>
          </table:table-cell>
          <table:table-cell office:value-type="string" table:style-name="ce6">
            <text:p>diminuisse a carga de trabalhos das matérias</text:p>
          </table:table-cell>
          <table:table-cell office:value-type="string" table:style-name="ce6">
            <text:p>O mesmo de antes</text:p>
          </table:table-cell>
          <table:table-cell office:value-type="string" table:style-name="ce6">
            <text:p>O mesmo de antes</text:p>
          </table:table-cell>
          <table:table-cell office:value-type="string" table:style-name="ce6">
            <text:p>Melhor do que antes</text:p>
          </table:table-cell>
          <table:table-cell table:number-columns-repeated="16333" table:style-name="ce1"/>
        </table:table-row>
        <table:table-row table:style-name="ro1">
          <table:table-cell office:value-type="date" office:date-value="2021-10-19T17:15:28" table:style-name="ce5">
            <text:p>19/10/2021</text:p>
          </table:table-cell>
          <table:table-cell office:value-type="float" office:value="24" table:style-name="ce6">
            <text:p>24</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1">
            <text:p>Bacharelado em Sistemas de Informação<text:s/></text:p>
          </table:table-cell>
          <table:table-cell office:value-type="string" table:style-name="ce6">
            <text:p>Graduação</text:p>
          </table:table-cell>
          <table:table-cell office:value-type="date" office:date-value="2016-02-29T00:00:00" table:style-name="ce5">
            <text:p>29/02/2016</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3T00:00:00" table:style-name="ce5">
            <text:p>23/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6">
            <text:p>Melhorou</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uguel, Internet,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10-19T19:31:20" table:style-name="ce5">
            <text:p>19/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9-02-11T00:00:00" table:style-name="ce5">
            <text:p>11/02/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7-17T00:00:00" table:style-name="ce5">
            <text:p>17/07/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Internet, Alimentação, Outras (não relacionadas)</text:p>
          </table:table-cell>
          <table:table-cell table:style-name="ce1"/>
          <table:table-cell office:value-type="string" table:style-name="ce6">
            <text:p>Muito rapidamente</text:p>
          </table:table-cell>
          <table:table-cell office:value-type="string" table:style-name="ce6">
            <text:p>o possível para manter as aulas e fazer o máximo para não prejudicar o calendário escolar</text:p>
          </table:table-cell>
          <table:table-cell office:value-type="string" table:style-name="ce6">
            <text:p>uma estrutura melhorar, ou algum cursos pra instruir os professores a como lidar com EAD, foi uma ruptura muito repentina que causou um complicação como o desengajamento de diversos alunos<text:s/></text:p>
          </table:table-cell>
          <table:table-cell office:value-type="string" table:style-name="ce6">
            <text:p>Tivesse investido em equipamento pros professores, no EAD</text:p>
          </table:table-cell>
          <table:table-cell office:value-type="string" table:style-name="ce6">
            <text:p>O mesmo de antes</text:p>
          </table:table-cell>
          <table:table-cell office:value-type="string" table:style-name="ce6">
            <text:p>Melh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10-20T21:30:35" table:style-name="ce5">
            <text:p>20/10/2021</text:p>
          </table:table-cell>
          <table:table-cell office:value-type="float" office:value="27" table:style-name="ce6">
            <text:p>27</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5-04-14T00:00:00" table:style-name="ce5">
            <text:p>14/04/2015</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1-01T00:00:00" table:style-name="ce5">
            <text:p>01/01/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N/A ou Não sabe</text:p>
          </table:table-cell>
          <table:table-cell office:value-type="string" table:style-name="ce6">
            <text:p>O mesmo que antes</text:p>
          </table:table-cell>
          <table:table-cell office:value-type="string" table:style-name="ce6">
            <text:p>Muito melhor do que antes</text:p>
          </table:table-cell>
          <table:table-cell office:value-type="string" table:style-name="ce6">
            <text:p>O mesmo de antes</text:p>
          </table:table-cell>
          <table:table-cell office:value-type="string" table:style-name="ce6">
            <text:p>Melh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imentação</text:p>
          </table:table-cell>
          <table:table-cell table:style-name="ce1"/>
          <table:table-cell office:value-type="string" table:style-name="ce6">
            <text:p>De forma oportuna e prudente</text:p>
          </table:table-cell>
          <table:table-cell office:value-type="string" table:style-name="ce6">
            <text:p>uma boa escolha considerando que a maior parte dos professores é de idade mais avançada e o campus não estava preparado para as medidas preventivas, durante toda a pandemia muitos conhecidos pegaram, morreram, etc. Eu mesmo contrai o virus sendo que sou o que menos sai de casa, então dito isso aprovo as decisões da minha instituição.</text:p>
          </table:table-cell>
          <table:table-cell office:value-type="string" table:style-name="ce6">
            <text:p>talvez alguma metodologia, melhorar o portal e plataformas de ensino aproveitando esse momento de grande demanda digital.</text:p>
          </table:table-cell>
          <table:table-cell office:value-type="string" table:style-name="ce6">
            <text:p>futuramente tornasse possivel escolher entre presencial ou remoto para não prejudicar os alunos que moram longe do campus (outras cidades/estados) de maneira que não prejudicaria o professor e alunos, talvez salas live (?)</text:p>
          </table:table-cell>
          <table:table-cell office:value-type="string" table:style-name="ce6">
            <text:p>N/A ou Não Sabe</text:p>
          </table:table-cell>
          <table:table-cell office:value-type="string" table:style-name="ce6">
            <text:p>O mesmo de antes</text:p>
          </table:table-cell>
          <table:table-cell office:value-type="string" table:style-name="ce6">
            <text:p>N/A ou Não Sabe</text:p>
          </table:table-cell>
          <table:table-cell table:number-columns-repeated="16333" table:style-name="ce1"/>
        </table:table-row>
        <table:table-row table:style-name="ro1">
          <table:table-cell office:value-type="date" office:date-value="2021-10-21T08:23:55" table:style-name="ce5">
            <text:p>21/10/2021</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table:style-name="ce1"/>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office:value-type="string" table:style-name="ce6">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uguel, Internet, Alimentação, Outras (não relacionadas)</text:p>
          </table:table-cell>
          <table:table-cell table:style-name="ce1"/>
          <table:table-cell office:value-type="string" table:style-name="ce6">
            <text:p>De forma oportuna e prudente</text:p>
          </table:table-cell>
          <table:table-cell table:style-name="ce1"/>
          <table:table-cell office:value-type="string" table:style-name="ce6">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10-22T13:31:40" table:style-name="ce5">
            <text:p>22/10/2021</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19-01-01T00:00:00" table:style-name="ce5">
            <text:p>01/01/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Eu não lembro a data exata em que foram liberadas as aulas presenciais, mas tinha sido após o semestre começar. Muitos professores demoraram para adaptar as aulas para o formato virtual, e uma boa parte dos alunos voltou para suas cidades de origem, fora de São Carlos e as vezes até fora de São Paulo.</text:p>
          </table:table-cell>
          <table:table-cell office:value-type="date" office:date-value="2019-03-31T00:00:00" table:style-name="ce5">
            <text:p>31/03/2019</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A pandemia afetou drasticamente o curso de graduação. Agora, depois de quase dois anos, finalmente a faculdade e os alunos estão na mesma sintonia e muitos professores estão colaborando com os alunos ao não exagerar nas tarefas simplesmente pois estão todos em casa. Mas logo no início ocorreram vários problemas como quedas de aula virtual, professores exagerando conteúdo de uma vez só por não estarem acostumados com o ambiente, alunos perdendo vontade de acompanhar as aulas, etc.</text:p>
          </table:table-cell>
          <table:table-cell office:value-type="string" table:style-name="ce6">
            <text:p>Pi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office:value-type="date" office:date-value="2021-08-01T00:00:00" table:style-name="ce5">
            <text:p>01/08/2021</text:p>
          </table:table-cell>
          <table:table-cell office:value-type="string" table:style-name="ce6">
            <text:p>Sim vacinado com duas doses ou com vacina de dose única</text:p>
          </table:table-cell>
          <table:table-cell office:value-type="string" table:style-name="ce6">
            <text:p>Acompanhar as aulas foi o pior problema, seguido de perto por sobrecarga de atividades.</text:p>
          </table:table-cell>
          <table:table-cell office:value-type="string" table:style-name="ce6">
            <text:p>Diminuiram</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Aluguel</text:p>
          </table:table-cell>
          <table:table-cell office:value-type="string" table:style-name="ce6">
            <text:p>Imagino que com a pandemia se estabilizando, os descontos do aluguel em São Carlos vão ser vagarosamente removidos</text:p>
          </table:table-cell>
          <table:table-cell office:value-type="string" table:style-name="ce6">
            <text:p>Muito rapidamente</text:p>
          </table:table-cell>
          <table:table-cell office:value-type="string" table:style-name="ce6">
            <text:p>Ofereceu pacotes de internet para alunos que tivessem dificuldade em acessar as aulas, manteve comunicação forte entre corpo discente e a comissão de graduação</text:p>
          </table:table-cell>
          <table:table-cell office:value-type="string" table:style-name="ce6">
            <text:p>Balanceamento de atividades propostas pelos professores, melhor comunicação entre o corpo discente e docente (a comissão de graduação em si manteve a comunicação forte)</text:p>
          </table:table-cell>
          <table:table-cell office:value-type="string" table:style-name="ce6">
            <text:p>Tivesse focado mais em adaptar o ensino dos alunos ao invés de manter as métricas de ensino no mesmo padrão de antes e forçar essas métricas numa situação radicalmente diferente (manter as mesmas notas, métodos avaliativos, cálculos de médias, etc)</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1-10-25T18:42:20" table:style-name="ce5">
            <text:p>25/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8-02-01T00:00:00" table:style-name="ce5">
            <text:p>01/02/2018</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30T00:00:00" table:style-name="ce5">
            <text:p>30/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Melh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Viagens/deslocamentos, Internet, Alimentação, Outras (não relacionadas)</text:p>
          </table:table-cell>
          <table:table-cell table:style-name="ce1"/>
          <table:table-cell office:value-type="string" table:style-name="ce6">
            <text:p>De forma oportuna e prudente</text:p>
          </table:table-cell>
          <table:table-cell office:value-type="string" table:style-name="ce6">
            <text:p>Logo quando iniciou os alertas para COVID-19, o câmpus fechou para os alunos não terem contato com os outros e assim previnir a doença.</text:p>
          </table:table-cell>
          <table:table-cell office:value-type="string" table:style-name="ce6">
            <text:p>Gostaria que minha instituição tivesse começado as aulas online logo no início da pandemia, porém demorou cerca de 2 meses para estabelecer as aulas.</text:p>
          </table:table-cell>
          <table:table-cell office:value-type="string" table:style-name="ce6">
            <text:p>Além do que foi feito, ajudaria muito se minha instituição...</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1-10-25T19:24:26" table:style-name="ce5">
            <text:p>25/10/2021</text:p>
          </table:table-cell>
          <table:table-cell office:value-type="float" office:value="24" table:style-name="ce6">
            <text:p>24</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19-03-11T00:00:00" table:style-name="ce5">
            <text:p>1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7T00:00:00" table:style-name="ce5">
            <text:p>17/03/2020</text:p>
          </table:table-cell>
          <table:table-cell table:style-name="ce1"/>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Muito pior do que antes</text:p>
          </table:table-cell>
          <table:table-cell office:value-type="string" table:style-name="ce6">
            <text:p>Foi bem difícil lidar com problemas familiares durante os anos de pandemia. Comecei a tomar remédios controlados.</text:p>
          </table:table-cell>
          <table:table-cell office:value-type="string" table:style-name="ce6">
            <text:p>Melhoraram</text:p>
          </table:table-cell>
          <table:table-cell office:value-type="string" table:style-name="ce6">
            <text:p>Foi mais ou menos o mesmo</text:p>
          </table:table-cell>
          <table:table-cell office:value-type="string" table:style-name="ce6">
            <text:p>Pioraram</text:p>
          </table:table-cell>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com a 1a. dose</text:p>
          </table:table-cell>
          <table:table-cell office:value-type="string" table:style-name="ce6">
            <text:p>Gosto bastante de estudar online, por ter começado a trabalhar o EAD encaixou perfeitamente.</text:p>
          </table:table-cell>
          <table:table-cell office:value-type="string" table:style-name="ce6">
            <text:p>Aumentaram</text:p>
          </table:table-cell>
          <table:table-cell office:value-type="string" table:style-name="ce6">
            <text:p>Está mais ou menos a mesma</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Aluguel, Internet, Alimentação, Outras (não relacionadas)</text:p>
          </table:table-cell>
          <table:table-cell office:value-type="string" table:style-name="ce6">
            <text:p>Não tenho contato com meus pais ou apoio financeiro desde os 18 anos. Trabalho desde o primeiro ano de curso e não sei se conseguiria largar meu emprego para estudar presencialmente em Bauru.</text:p>
          </table:table-cell>
          <table:table-cell office:value-type="string" table:style-name="ce6">
            <text:p>De forma oportuna e prudente</text:p>
          </table:table-cell>
          <table:table-cell office:value-type="string" table:style-name="ce6">
            <text:p>Adaptação dos cursos e atividades avaliativas, bem como abertura a discussão com o corpo discente a respeito dos mesmos.</text:p>
          </table:table-cell>
          <table:table-cell office:value-type="string" table:style-name="ce6">
            <text:p>Unificar a plataforma em que os cursos são oferecidos (moodle ou classroom).</text:p>
          </table:table-cell>
          <table:table-cell office:value-type="string" table:style-name="ce6">
            <text:p>Permitisse que os alunos do último ano permanecessem em EAD.</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Tive covid-19 no início de Abril, descobri um problema cardíaco e foi difícil voltar as disciplinas. Duas semanas são muita coisa, a matéria avança bastante. Agradeço o apoio que recebi dos professores.</text:p>
          </table:table-cell>
          <table:table-cell table:number-columns-repeated="16332"/>
        </table:table-row>
        <table:table-row table:style-name="ro1">
          <table:table-cell office:value-type="date" office:date-value="2021-10-25T19:41:10" table:style-name="ce5">
            <text:p>25/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7-04-10T00:00:00" table:style-name="ce5">
            <text:p>10/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4T00:00:00" table:style-name="ce5">
            <text:p>14/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Ajuda ou assistência de pessoas desconhecidas</text:p>
          </table:table-cell>
          <table:table-cell office:value-type="string" table:style-name="ce6">
            <text:p>O mesmo de antes</text:p>
          </table:table-cell>
          <table:table-cell office:value-type="string" table:style-name="ce6">
            <text:p>O mesm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imentação</text:p>
          </table:table-cell>
          <table:table-cell table:style-name="ce1"/>
          <table:table-cell office:value-type="string" table:style-name="ce6">
            <text:p>De forma oportuna e prudente</text:p>
          </table:table-cell>
          <table:table-cell office:value-type="string" table:style-name="ce6">
            <text:p>Reconheço que minha instituição e seus coordenadores fizeram todo o possível para possibilitar o acesso de todos os alunos às aulas remotas.</text:p>
          </table:table-cell>
          <table:table-cell office:value-type="string" table:style-name="ce6">
            <text:p>Gostaria que minha instituição tivesse tomado as decisões sobre adaptar as aulas anteriormente presenciais para remotas um pouco mais rápido, de modo que o calendário não ficasse tão comprometido</text:p>
          </table:table-cell>
          <table:table-cell office:value-type="string" table:style-name="ce6">
            <text:p>Creio que nao</text:p>
          </table:table-cell>
          <table:table-cell office:value-type="string" table:style-name="ce6">
            <text:p>O mesmo de antes</text:p>
          </table:table-cell>
          <table:table-cell office:value-type="string" table:style-name="ce6">
            <text:p>Pi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1-11-25T10:44:07" table:style-name="ce5">
            <text:p>25/11/2021</text:p>
          </table:table-cell>
          <table:table-cell office:value-type="float" office:value="23" table:style-name="ce6">
            <text:p>23</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a Informação</text:p>
          </table:table-cell>
          <table:table-cell office:value-type="string" table:style-name="ce6">
            <text:p>Graduação</text:p>
          </table:table-cell>
          <table:table-cell office:value-type="date" office:date-value="2017-04-01T00:00:00" table:style-name="ce5">
            <text:p>01/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table:style-name="ce1"/>
          <table:table-cell office:value-type="date" office:date-value="2020-03-14T00:00:00" table:style-name="ce5">
            <text:p>14/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N/A ou Não sabe</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credito que com o caminhar da pandemia e o isolamento social, passei a ter mais crises de ansiedade devido a falta do contato humano.</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Internet</text:p>
          </table:table-cell>
          <table:table-cell table:style-name="ce1"/>
          <table:table-cell office:value-type="string" table:style-name="ce6">
            <text:p>De forma oportuna e prudente</text:p>
          </table:table-cell>
          <table:table-cell office:value-type="string" table:style-name="ce6">
            <text:p>Acredito que a Unesp se solidarizou com os alunos por meio de questionários para entender a situação de cada um deles.</text:p>
          </table:table-cell>
          <table:table-cell office:value-type="string" table:style-name="ce6">
            <text:p>Acredito que não tenho nada a comentar.</text:p>
          </table:table-cell>
          <table:table-cell office:value-type="string" table:style-name="ce6">
            <text:p>Acredito que não tenho nada a comentar.</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table-row>
        <table:table-row table:style-name="ro2">
          <table:table-cell office:value-type="date" office:date-value="2021-11-25T11:44:58" table:style-name="ce5">
            <text:p>25/11/2021</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ISAGRADO<text:s/></text:p>
          </table:table-cell>
          <table:table-cell office:value-type="string" table:style-name="ce6">
            <text:p>Estética e cosmética<text:s/></text:p>
          </table:table-cell>
          <table:table-cell office:value-type="string" table:style-name="ce6">
            <text:p>Graduação</text:p>
          </table:table-cell>
          <table:table-cell office:value-type="date" office:date-value="2020-02-17T00:00:00" table:style-name="ce5">
            <text:p>17/02/2020</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1-08-16T00:00:00" table:style-name="ce5">
            <text:p>16/08/2021</text:p>
          </table:table-cell>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Viagens/deslocamentos, Aluguel, Internet, Alimentação</text:p>
          </table:table-cell>
          <table:table-cell table:style-name="ce1"/>
          <table:table-cell office:value-type="string" table:style-name="ce6">
            <text:p>De forma oportuna e prudente</text:p>
          </table:table-cell>
          <table:table-cell office:value-type="string" table:style-name="ce6">
            <text:p>Reconheço que minha instituição disponibilizou plataformas que facilitassem a realização de atividades.</text:p>
          </table:table-cell>
          <table:table-cell table:number-columns-repeated="2" table:style-name="ce1"/>
          <table:table-cell office:value-type="string" table:style-name="ce6">
            <text:p>Melhor do que antes</text:p>
          </table:table-cell>
          <table:table-cell office:value-type="string" table:style-name="ce6">
            <text:p>Melh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1-11-25T12:59:13" table:style-name="ce5">
            <text:p>25/11/2021</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FRJ</text:p>
          </table:table-cell>
          <table:table-cell office:value-type="string" table:style-name="ce3">
            <text:p>Serviço Social<text:s/></text:p>
          </table:table-cell>
          <table:table-cell office:value-type="string" table:style-name="ce6">
            <text:p>Graduação</text:p>
          </table:table-cell>
          <table:table-cell office:value-type="date" office:date-value="2021-07-12T00:00:00" table:style-name="ce5">
            <text:p>12/07/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Aluguel</text:p>
          </table:table-cell>
          <table:table-cell table:style-name="ce1"/>
          <table:table-cell office:value-type="string" table:style-name="ce6">
            <text:p>De forma oportuna e prudente</text:p>
          </table:table-cell>
          <table:table-cell office:value-type="string" table:style-name="ce6">
            <text:p>Minha instituição implementou um auxílio internet que disponibiliza uma qualidade diante das aulas remotas aos estudantes que carecem do acesso as aulas virtuais.<text:s/></text:p>
          </table:table-cell>
          <table:table-cell table:number-columns-repeated="2" table:style-name="ce1"/>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1">
          <table:table-cell office:value-type="date" office:date-value="2021-11-25T18:35:40" table:style-name="ce5">
            <text:p>25/11/2021</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Adaptar completamente o formato do curso, levando em consideração a situação de saúde global, assim como respeitando as singularidades financeiras, sociais e de saúde de cada estudante, foi o maior desafio.</text:p>
          </table:table-cell>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table-row>
        <table:table-row table:style-name="ro1">
          <table:table-cell office:value-type="date" office:date-value="2021-11-25T19:09:45" table:style-name="ce5">
            <text:p>25/11/2021</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7">
            <text:p>ITE</text:p>
          </table:table-cell>
          <table:table-cell office:value-type="string" table:style-name="ce6">
            <text:p>Direito<text:s/></text:p>
          </table:table-cell>
          <table:table-cell office:value-type="string" table:style-name="ce6">
            <text:p>Graduação</text:p>
          </table:table-cell>
          <table:table-cell office:value-type="date" office:date-value="2018-02-05T00:00:00" table:style-name="ce5">
            <text:p>05/02/2018</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table:style-name="ce1"/>
          <table:table-cell office:value-type="date" office:date-value="2020-03-17T00:00:00" table:style-name="ce5">
            <text:p>17/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1-10-01T00:00:00" table:style-name="ce5">
            <text:p>01/10/2021</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Pior do que antes</text:p>
          </table:table-cell>
          <table:table-cell office:value-type="string" table:style-name="ce6">
            <text:p>O mesmo de antes</text:p>
          </table:table-cell>
          <table:table-cell office:value-type="string" table:style-name="ce6">
            <text:p>Muito pior do que antes</text:p>
          </table:table-cell>
          <table:table-cell table:number-columns-repeated="16333"/>
        </table:table-row>
        <table:table-row table:style-name="ro1">
          <table:table-cell office:value-type="date" office:date-value="2021-11-25T21:34:01" table:style-name="ce5">
            <text:p>25/11/2021</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ISAGRADO<text:s/></text:p>
          </table:table-cell>
          <table:table-cell office:value-type="string" table:style-name="ce6">
            <text:p>Enfermagem<text:s/></text:p>
          </table:table-cell>
          <table:table-cell office:value-type="string" table:style-name="ce6">
            <text:p>Graduação</text:p>
          </table:table-cell>
          <table:table-cell office:value-type="date" office:date-value="2017-02-17T00:00:00" table:style-name="ce5">
            <text:p>17/02/2017</text:p>
          </table:table-cell>
          <table:table-cell office:value-type="string" table:style-name="ce6">
            <text:p>Privad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Ajuda ou assistência de pessoas desconhecidas</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Melh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imentação</text:p>
          </table:table-cell>
          <table:table-cell table:style-name="ce1"/>
          <table:table-cell office:value-type="string" table:style-name="ce6">
            <text:p>De forma oportuna e prudente</text:p>
          </table:table-cell>
          <table:table-cell office:value-type="string" table:style-name="ce6">
            <text:p>Seguiu o protocolo instaurado, sendo assim o ensino remoto foi aplicado visando proteger a todos</text:p>
          </table:table-cell>
          <table:table-cell table:number-columns-repeated="2" table:style-name="ce1"/>
          <table:table-cell office:value-type="string" table:style-name="ce6">
            <text:p>O mesmo de antes</text:p>
          </table:table-cell>
          <table:table-cell office:value-type="string" table:style-name="ce6">
            <text:p>O mesmo de antes</text:p>
          </table:table-cell>
          <table:table-cell office:value-type="string" table:style-name="ce6">
            <text:p>Melhor do que antes</text:p>
          </table:table-cell>
          <table:table-cell table:number-columns-repeated="16333"/>
        </table:table-row>
        <table:table-row table:style-name="ro1">
          <table:table-cell office:value-type="date" office:date-value="2021-11-26T09:10:01" table:style-name="ce5">
            <text:p>26/11/2021</text:p>
          </table:table-cell>
          <table:table-cell office:value-type="float" office:value="25" table:style-name="ce6">
            <text:p>25</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GV</text:p>
          </table:table-cell>
          <table:table-cell office:value-type="string" table:style-name="ce3">
            <text:p>Pós-Graduação em Administração de Empresas</text:p>
          </table:table-cell>
          <table:table-cell office:value-type="string" table:style-name="ce6">
            <text:p>Mestrado</text:p>
          </table:table-cell>
          <table:table-cell office:value-type="date" office:date-value="2021-02-01T00:00:00" table:style-name="ce5">
            <text:p>01/02/2021</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5T00:00:00" table:style-name="ce5">
            <text:p>15/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 Alimentação</text:p>
          </table:table-cell>
          <table:table-cell table:style-name="ce1"/>
          <table:table-cell office:value-type="string" table:style-name="ce6">
            <text:p>De forma oportuna e prudente</text:p>
          </table:table-cell>
          <table:table-cell office:value-type="string" table:style-name="ce6">
            <text:p>A disponibilidade dos materiais nos sistemas e facilidade em comunicação sobre as ações necessárias.</text:p>
          </table:table-cell>
          <table:table-cell office:value-type="string" table:style-name="ce6">
            <text:p>Talvez um espaço maior de tempo para volta presencial das aulas</text:p>
          </table:table-cell>
          <table:table-cell office:value-type="string" table:style-name="ce6">
            <text:p>Sem sugestões.</text:p>
          </table:table-cell>
          <table:table-cell office:value-type="string" table:style-name="ce6">
            <text:p>O mesmo de antes</text:p>
          </table:table-cell>
          <table:table-cell office:value-type="string" table:style-name="ce6">
            <text:p>Melh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2-03-24T17:32:24" table:style-name="ce5">
            <text:p>24/03/2022</text:p>
          </table:table-cell>
          <table:table-cell office:value-type="float" office:value="27" table:style-name="ce6">
            <text:p>27</text:p>
          </table:table-cell>
          <table:table-cell office:value-type="string" table:style-name="ce6">
            <text:p>Mascul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a Informação</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Sim</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Crises de ansiedade generalizada, dificuldade de concentração e memorização depois que peguei covid-19, dificuldade para arrumar emprego mais estavel e sem exposição<text:s/></text:p>
          </table:table-cell>
          <table:table-cell office:value-type="string" table:style-name="ce6">
            <text:p>Pioraram</text:p>
          </table:table-cell>
          <table:table-cell office:value-type="string" table:style-name="ce6">
            <text:p>Foi mais ou menos o mesmo</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2">
          <table:table-cell office:value-type="date" office:date-value="2022-03-24T17:34:58" table:style-name="ce5">
            <text:p>24/03/2022</text:p>
          </table:table-cell>
          <table:table-cell office:value-type="float" office:value="24" table:style-name="ce6">
            <text:p>24</text:p>
          </table:table-cell>
          <table:table-cell office:value-type="string" table:style-name="ce6">
            <text:p>Feminino</text:p>
          </table:table-cell>
          <table:table-cell office:value-type="string" table:style-name="ce6">
            <text:p>União Estável/Vivendo junto</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3">
            <text:p>Meteorologia</text:p>
          </table:table-cell>
          <table:table-cell office:value-type="string" table:style-name="ce6">
            <text:p>Graduação</text:p>
          </table:table-cell>
          <table:table-cell office:value-type="date" office:date-value="2017-04-03T00:00:00" table:style-name="ce5">
            <text:p>03/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2-17T00:00:00" table:style-name="ce5">
            <text:p>17/02/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N/A ou Não sabe</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Diminuiu</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Viagens/deslocamentos, Transporte urbano,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table-row>
        <table:table-row table:style-name="ro1">
          <table:table-cell office:value-type="date" office:date-value="2022-03-24T17:36:28" table:style-name="ce5">
            <text:p>24/03/2022</text:p>
          </table:table-cell>
          <table:table-cell table:style-name="ce1"/>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PR</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0-03-02T00:00:00" table:style-name="ce5">
            <text:p>02/03/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Transporte urbano,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7:43:34" table:style-name="ce5">
            <text:p>24/03/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Ciências Biológicas<text:s/></text:p>
          </table:table-cell>
          <table:table-cell office:value-type="string" table:style-name="ce6">
            <text:p>Graduação</text:p>
          </table:table-cell>
          <table:table-cell office:value-type="date" office:date-value="2021-06-16T00:00:00" table:style-name="ce5">
            <text:p>16/06/2021</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uguel, Alimentação, 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1">
          <table:table-cell office:value-type="date" office:date-value="2022-03-24T17:48:09" table:style-name="ce5">
            <text:p>24/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2-03-03T00:00:00" table:style-name="ce5">
            <text:p>03/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text:p>
          </table:table-cell>
          <table:table-cell table:style-name="ce1"/>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ive que voltar para a casa dos meus pais, terminei a graduação de maneira remota e fui afastada da minha vida universitária antes do previsto. Desenvolvi ansiedade aguda, gastrite nervosa e bruxismo por causa do contexto.</text:p>
          </table:table-cell>
          <table:table-cell office:value-type="string" table:style-name="ce6">
            <text:p>Pioraram</text:p>
          </table:table-cell>
          <table:table-cell office:value-type="string" table:style-name="ce6">
            <text:p>Melhorou</text:p>
          </table:table-cell>
          <table:table-cell office:value-type="string" table:style-name="ce6">
            <text:p>Pioraram</text:p>
          </table:table-cell>
          <table:table-cell office:value-type="string" table:style-name="ce6">
            <text:p>Piorou</text:p>
          </table:table-cell>
          <table:table-cell office:value-type="string" table:style-name="ce6">
            <text:p>Aumentou</text:p>
          </table:table-cell>
          <table:table-cell office:value-type="string" table:style-name="ce6">
            <text:p>Aumentou</text:p>
          </table:table-cell>
          <table:table-cell office:value-type="string" table:style-name="ce6">
            <text:p>Sim (retornou todas as atividades presenciais)</text:p>
          </table:table-cell>
          <table:table-cell office:value-type="date" office:date-value="2022-02-15T00:00:00" table:style-name="ce5">
            <text:p>15/02/2022</text:p>
          </table:table-cell>
          <table:table-cell office:value-type="string" table:style-name="ce6">
            <text:p>Sim vacinado com duas doses, com vacina de dose única e dose de reforço</text:p>
          </table:table-cell>
          <table:table-cell office:value-type="string" table:style-name="ce6">
            <text:p>Tive maiores dificuldades no início, mas a partir do segundo semestre remoto desenvolvi métodos de estudos e capacidades de aprendizado sozinha, pois as aulas não eram suficiente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office:value-type="string" table:style-name="ce6">
            <text:p>Ainda não fui contemplada pela bolsa de mestrado, portanto me encontro dependente dos meus pais. Isso porque as bolsas anteriores disponibilizadas para o PPG sofreram prorrogação durante a pandemia, e até agosto estarão com mestrandos anteriores à mim, portanto só receberei em setembro/outubro, se elas foram mantidas.</text:p>
          </table:table-cell>
          <table:table-cell office:value-type="string" table:style-name="ce6">
            <text:p>Muito lentamente</text:p>
          </table:table-cell>
          <table:table-cell office:value-type="string" table:style-name="ce6">
            <text:p>disponibilizou material tecnológico e chips de internet para quem não tinha</text:p>
          </table:table-cell>
          <table:table-cell office:value-type="string" table:style-name="ce6">
            <text:p>Gostaria que tivesse oferecido maior incentivo aos professores e que tivesse se organizado melhor quanto ao calendário escolar, pois praticamente tive 4 semestres emendados</text:p>
          </table:table-cell>
          <table:table-cell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table:number-columns-repeated="16333"/>
        </table:table-row>
        <table:table-row table:style-name="ro1">
          <table:table-cell office:value-type="date" office:date-value="2022-03-24T19:07:55" table:style-name="ce5">
            <text:p>24/03/2022</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Química Tecnológica</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Pioraram</text:p>
          </table:table-cell>
          <table:table-cell office:value-type="string" table:style-name="ce6">
            <text:p>Era mais ou menos o mesmo</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Transporte urbano, Alimentação</text:p>
          </table:table-cell>
          <table:table-cell table:style-name="ce1"/>
          <table:table-cell office:value-type="string" table:style-name="ce6">
            <text:p>De forma oportuna e prudente</text:p>
          </table:table-cell>
          <table:table-cell office:value-type="string" table:style-name="ce6">
            <text:p>Temporariamente cessar as aulas de forma presencial.</text:p>
          </table:table-cell>
          <table:table-cell office:value-type="string" table:style-name="ce6">
            <text:p>Gostaria que minha instituição tivesse se certificado de que todos os professores estivessem familiarizados as ferramentas de ensino remoto antes do início do período letivo, uma vez que em alguns casos foi necessária ação por parte dos alunos a qual somente resultou em leves progressos.</text:p>
          </table:table-cell>
          <table:table-cell office:value-type="string" table:style-name="ce6">
            <text:p>Continuasse a fazer uso das tecnologias e métodos de ensino descobertos durante a pandemia, em combinação as aulas presenciais.<text: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9:08:07" table:style-name="ce5">
            <text:p>24/03/2022</text:p>
          </table:table-cell>
          <table:table-cell office:value-type="float" office:value="33" table:style-name="ce6">
            <text:p>3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18-08-01T00:00:00" table:style-name="ce5">
            <text:p>01/08/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Eu moro na capital e praticamente toda a minha orientação ocorreu de forma remota. Eu pude fazer algumas disciplinas no formato EaD.</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ive que retornar ao uso de medicamentos psiquiátricos. Sou uma pessoa ansiosa e a pandemia piorou meu quadro de pensamentos pessimistas.</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Por ser professor e coordenador, muito do meu tempo foi tomado pela adaptação à pandemia. Isso gerou um fluxo de trabalho massacrante que deteriorou meus estudos e meu trabalho.</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Viagens/deslocamentos, Transporte urbano, Aluguel, Internet, Alimentação</text:p>
          </table:table-cell>
          <table:table-cell office:value-type="string" table:style-name="ce6">
            <text:p>Com o aumento do aluguel e de outras despesas e o congelamento do meu salário, meu poder de compra diminuiu significativamente. Não consigo mais sair para bares, ritual que me ajudava a melhorar a disposição e humor.</text:p>
          </table:table-cell>
          <table:table-cell office:value-type="string" table:style-name="ce6">
            <text:p>De forma oportuna e prudente</text:p>
          </table:table-cell>
          <table:table-cell office:value-type="string" table:style-name="ce6">
            <text:p>A UNESP foi efetiva nas suas ferramentas de comunicação, rapidez e ações de fechamento imediato.</text:p>
          </table:table-cell>
          <table:table-cell office:value-type="string" table:style-name="ce6">
            <text:p>Retomar espaços de convivência, como a biblioteca e os bandejões.</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9:29:58" table:style-name="ce5">
            <text:p>24/03/2022</text:p>
          </table:table-cell>
          <table:table-cell office:value-type="float" office:value="27" table:style-name="ce6">
            <text:p>27</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Licenciatura Matemática<text:s/></text:p>
          </table:table-cell>
          <table:table-cell office:value-type="string" table:style-name="ce6">
            <text:p>Graduação</text:p>
          </table:table-cell>
          <table:table-cell office:value-type="date" office:date-value="2022-02-10T00:00:00" table:style-name="ce5">
            <text:p>10/02/2022</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Sim (retornou todas as atividades presenciais)</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Internet, Alimentação, Outras (não relacionada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N/A ou Não Sabe</text:p>
          </table:table-cell>
          <table:table-cell office:value-type="string" table:style-name="ce6">
            <text:p>O mesmo de antes</text:p>
          </table:table-cell>
          <table:table-cell office:value-type="string" table:style-name="ce6">
            <text:p>Melhor do que antes</text:p>
          </table:table-cell>
          <table:table-cell table:number-columns-repeated="16333"/>
        </table:table-row>
        <table:table-row table:style-name="ro1">
          <table:table-cell office:value-type="date" office:date-value="2022-03-24T20:07:09" table:style-name="ce5">
            <text:p>24/03/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Ciências Biológicas</text:p>
          </table:table-cell>
          <table:table-cell office:value-type="string" table:style-name="ce6">
            <text:p>Graduação</text:p>
          </table:table-cell>
          <table:table-cell office:value-type="date" office:date-value="2020-02-20T00:00:00" table:style-name="ce5">
            <text:p>20/02/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text:p>
          </table:table-cell>
          <table:table-cell table:style-name="ce1"/>
          <table:table-cell office:value-type="date" office:date-value="2020-03-30T00:00:00" table:style-name="ce5">
            <text:p>30/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Muito pior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7">
            <text:p>Relacionadas com saúde, Internet, 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2">
          <table:table-cell office:value-type="date" office:date-value="2022-03-24T20:25:31" table:style-name="ce5">
            <text:p>24/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2-02-03T00:00:00" table:style-name="ce5">
            <text:p>03/02/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Pioraram</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3-10T00:00:00" table:style-name="ce5">
            <text:p>10/03/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uguel, Alimentação</text:p>
          </table:table-cell>
          <table:table-cell table:style-name="ce1"/>
          <table:table-cell office:value-type="string" table:style-name="ce6">
            <text:p>De forma oportuna e prudente</text:p>
          </table:table-cell>
          <table:table-cell office:value-type="string" table:style-name="ce6">
            <text:p>Reconheço que minha instituição da graduação tomou todos os cuidados necessários para não realizarmos atividades presenciais até que fosse seguro voltar para o campus.</text:p>
          </table:table-cell>
          <table:table-cell office:value-type="string" table:style-name="ce6">
            <text:p><text:s/>Gostaria que minha instituição tivesse feito um melhor uso da biblioteca de forma on-line.</text:p>
          </table:table-cell>
          <table:table-cell office:value-type="string" table:style-name="ce6">
            <text:p>Além do que foi feito, ajudaria muito se minha instituição não tivesse demitido tantos professores.</text:p>
          </table:table-cell>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3-24T21:38:56" table:style-name="ce5">
            <text:p>24/03/2022</text:p>
          </table:table-cell>
          <table:table-cell office:value-type="float" office:value="31" table:style-name="ce6">
            <text:p>31</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Química Ambiental Tecnológica</text:p>
          </table:table-cell>
          <table:table-cell office:value-type="string" table:style-name="ce6">
            <text:p>Graduação</text:p>
          </table:table-cell>
          <table:table-cell office:value-type="date" office:date-value="2018-02-08T00:00:00" table:style-name="ce5">
            <text:p>08/02/2018</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O meu curso tem uma carga horário bem alta em disciplinas laboratoriais e a pandemia prejudicou bastante a nossa prática, e tenho receio que isso venha prejudicar a minha formação.</text:p>
          </table:table-cell>
          <table:table-cell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 pandemia me trouxe uma dificuldade em gerenciamento do tempo em relação a toda a rotina em si, pois ela foi completamente alterada. Por esse motivo eu procurei ajuda psicológica nesse período e atualmente sigo em terapia mas, no momento, cuidando de outras questões pessoais não mais relacionadas a pandemia em si.</text:p>
          </table:table-cell>
          <table:table-cell office:value-type="string" table:style-name="ce3">
            <text:p>Foram mais ou menos o mesmo</text:p>
          </table:table-cell>
          <table:table-cell office:value-type="string" table:style-name="ce6">
            <text:p>Pi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ou com vacina de dose única</text:p>
          </table:table-cell>
          <table:table-cell office:value-type="string" table:style-name="ce6">
            <text:p>Eu tive bastante dificuldade em relação as aulas online pois percebi que tenho muita dificuldade de prestar atenção nessa modalidade de aula.</text:p>
          </table:table-cell>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3">
            <text:p>N/A ou Não sabe</text:p>
          </table:table-cell>
          <table:table-cell office:value-type="string" table:style-name="ce8">
            <text:p>Transporte urbano, Alimentação</text:p>
          </table:table-cell>
          <table:table-cell office:value-type="string" table:style-name="ce6">
            <text:p>Eu tenho veículo próprio e o deslocamento até a faculdade aumentará os gastos com combustível no período de retorno. Porém era esperado o gasto mas não que os preços estariam em patamares tão altos.</text:p>
          </table:table-cell>
          <table:table-cell office:value-type="string" table:style-name="ce6">
            <text:p>De forma oportuna e prudente</text:p>
          </table:table-cell>
          <table:table-cell office:value-type="string" table:style-name="ce6">
            <text:p>Conseguiu manter o andamento das disciplinas, principalmente as teóricas, a biblioteca liberou o acesso a livros de edições recentes para consulta na íntegra, o uso da plataforma do google facilitou bastante - classroom, drive, meet, documentos, planilhas e apresentações.<text:s/></text:p>
          </table:table-cell>
          <table:table-cell office:value-type="string" table:style-name="ce6">
            <text:p>Se preparado melhor para um retorno gradual e não ter optado por um retorno total logo de cara.</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credito que já escrevi sobre os pontos mais relevantes anteriormente.</text:p>
          </table:table-cell>
          <table:table-cell table:number-columns-repeated="16332"/>
        </table:table-row>
        <table:table-row table:style-name="ro2">
          <table:table-cell office:value-type="date" office:date-value="2022-03-25T01:13:48" table:style-name="ce5">
            <text:p>25/03/2022</text:p>
          </table:table-cell>
          <table:table-cell office:value-type="float" office:value="22" table:style-name="ce6">
            <text:p>22</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Pedagogia</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Com a pandemia e o isolamento social intenso que fiquei até o fim de 2021, fiquei muito mais ansiosa e agitada em geral, mas sobretudo em relação a interações sociais. Sair de casa e estar em ambientes com outras pessoas se tornou uma atividade difícil e assustadora (mas isso está melhorando aos poucos com minha exposição progressiva)</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Melh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Fiquei tão desmotivada e desvinculada com minha instituição de ensino que tranquei minha graduação anterior durante a pandemia. O afastamento dos docentes e dos colegas de classe fragilizou muito minha motivação e vínculo com a faculdade, o que me levou a trancar. Depois entrei em outro curso (e em outra instituição), que me senti mais estimulada a cursar por ser um assunto que mais me interessava</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 Outras (não relacionadas)</text:p>
          </table:table-cell>
          <table:table-cell office:value-type="string" table:style-name="ce6">
            <text:p>Estou me mudando da casa dos meus pais para um apartamento alugado, e também estou mudando de cidade para a cidade da minha universidade, que é distante e que sei que acarretará novos gastos, principalmente em relação a aluguel e transporte (pois atualmente não gasto com aluguel, ja que moro em casa própria, e nem com transporte, ja que minhas aulas estão sendo online)</text:p>
          </table:table-cell>
          <table:table-cell office:value-type="string" table:style-name="ce6">
            <text:p>De forma oportuna e prudente</text:p>
          </table:table-cell>
          <table:table-cell office:value-type="string" table:style-name="ce6">
            <text:p>Diminuíram o tempo de aula, e utilizaram ferramentas online que são muito práticas (como o google classroom, por exemplo). Também adiaram a prova do vestibular, que estava marcada para uma data em que a pandemia estava muito crítica, preservando a saúde de seus futuros alunos. Também foram muito prudentes em relação a retornos presenciais, fazendo estudos constantes e sendo muito cautelosos.</text:p>
          </table:table-cell>
          <table:table-cell office:value-type="string" table:style-name="ce6">
            <text:p>Gostaria que meus professores tivessem adaptado seus modelos de aula para aulas virtuais, ao invés de apenas reproduzir em câmera o que faziam em sala de aula. Também gostaria que a universidade tivesse dado avisos mais constantes sobre a volta (ou não) das aulas presenciais, pois a ausência total de notícias me deixava extremamente ansiosa e sem conseguir planejar o futuro.</text:p>
          </table:table-cell>
          <table:table-cell table:style-name="ce1"/>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Fiquei em isolamento absoluto e total durante o ano de 2020 e o primeiro semestre de 2021. Apenas no segundo semestre deste que comecei a flexibilizar minhas saídas e a ver meus familiares, amigos, de maneira distante e com máscara. Foi um período de muito isolamento, de muita ansiedade, apatia e de falta de perspectiva de futuro. Com o aumento das minhas saídas e encontros de entes queridos comecei a ficar mais tranquila, mas sigo bem ansiosa.</text:p>
          </table:table-cell>
          <table:table-cell table:number-columns-repeated="16332"/>
        </table:table-row>
        <table:table-row table:style-name="ro1">
          <table:table-cell office:value-type="date" office:date-value="2022-03-25T07:39:23" table:style-name="ce5">
            <text:p>25/03/2022</text:p>
          </table:table-cell>
          <table:table-cell office:value-type="float" office:value="57" table:style-name="ce6">
            <text:p>57</text:p>
          </table:table-cell>
          <table:table-cell office:value-type="string" table:style-name="ce6">
            <text:p>Feminino</text:p>
          </table:table-cell>
          <table:table-cell office:value-type="string" table:style-name="ce6">
            <text:p>Divorciado(a)/Separado(a)</text:p>
          </table:table-cell>
          <table:table-cell office:value-type="string" table:style-name="ce3">
            <text:p>Autônom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1-04-12T00:00:00" table:style-name="ce5">
            <text:p>12/04/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so foi possivel eu fazer mestrado porque foi onlin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uito pior do que antes</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Ha uma questao que pergunta se eu moro com alguem na faixa dos 60-70 anos, mas seria melhor perguntar se eu moro com alguem maior de 60 anos, pois os maiores de 60 anos sao mais vulneraveis a covid, e essa vulnerabilidade nao termina aos 70 anos. No meu caso eu moro com meu pai de 91 anos!!! Não é simples cuidar de um idoso, mesmo que saudavel, e fazer mestrado.</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3-01T00:00:00" table:style-name="ce5">
            <text:p>01/03/2022</text:p>
          </table:table-cell>
          <table:table-cell office:value-type="string" table:style-name="ce6">
            <text:p>Sim vacinado com duas doses, com vacina de dose única e dose de reforço</text:p>
          </table:table-cell>
          <table:table-cell office:value-type="string" table:style-name="ce6">
            <text:p>Os professores nao tiveram formação ou capacitação para ministrarem um curso nos metodos de ensino a distancia (EaD), que formam uma área consagrada da educação. Ao contrário, muitos reclamam e condenam a tecnica EaD, pelo preconceito nao se capacitam nela, e o resultado é que dão aulas do jeito que acham que tem que ser, sem metodo adequado, como se isso fosse EaD. Essas aulas livres são chamadas de ensino remoto emergencial (ERE) e não são EaD em sua definição e aplicação. Pelo tempo que estamos tendo de pandemia, teria dado tempo de começar a capacitação em massa dos professores em EaD de verdade, usando tambem os recursos tecnologicos nas universidades, que nao deveriam se limitar a Google Meet.</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imentação</text:p>
          </table:table-cell>
          <table:table-cell office:value-type="string" table:style-name="ce6">
            <text:p>Perdi parte de meus clientes, meu trabalho exigia atendimento presencial, e as despesas de supermercado e contas de consumo subiram muito.</text:p>
          </table:table-cell>
          <table:table-cell office:value-type="string" table:style-name="ce6">
            <text:p>De forma oportuna e prudente</text:p>
          </table:table-cell>
          <table:table-cell office:value-type="string" table:style-name="ce6">
            <text:p>Tirando o EaD, que poucas instituições sabem fazer com proficiencia, minha institiuição foi/é impecável!</text:p>
          </table:table-cell>
          <table:table-cell office:value-type="string" table:style-name="ce6">
            <text:p>Capacitar-se em EaD, criar educação continuada a todos os docentes. EaD exige ações multidisciplinares com profissionais da computação, comunicações, <text:s/>biblioteconomia etc.</text:p>
          </table:table-cell>
          <table:table-cell office:value-type="string" table:style-name="ce6">
            <text:p>Avaliação da qualidade dos docentes e suporte psicologico a eles, pois eles tambem precisam de ajuda para manter sua qualidade.</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gravante: desde fim de fevereiro/22 ha uma guerra na Europa, em que a Russia invadiu a Ucrania. Isso derrubou minha esperança de sair da pandemia, porque agora tenho medo tambem da guerra. =(</text:p>
            <text:p>Grata pela pesquisa!!!<text:s/></text:p>
            <text:p/>
            <text:p>Detalhe de nerd... As questoes acima que perguntam sobre o nivel de ansiedade, eu nao sei o que é "pior" ou "melhor" para voces. Nivel de ansiedade pior é ansiedade mais alta ou mais baixa? Eu respondi como se "pior" fosse ansiedade mais alta. Mas isso nao esta claro, precisaria definir: "considerando o seu nivel de ansiedade mais alto como pior e mais baixo como melhor, responda..." Ou pode perguntar direto: "Teu nivel de ansiedade esta mais alto ou mais baixo?"</text:p>
            <text:p>Esse é o mesmo caso de "aumentar o ar condicionado" (não está nesta pesquisa rsrs): "aumentar o ar" quer dizer reduzir a temperatura para aumentar o frio ou aumentar a temperatura para aumentar o calor? Tem que definir para o respondente.</text:p>
            <text:p>Grata!</text:p>
          </table:table-cell>
          <table:table-cell table:number-columns-repeated="16332"/>
        </table:table-row>
        <table:table-row table:style-name="ro2">
          <table:table-cell office:value-type="date" office:date-value="2022-03-25T08:56:40" table:style-name="ce5">
            <text:p>25/03/2022</text:p>
          </table:table-cell>
          <table:table-cell office:value-type="float" office:value="39" table:style-name="ce6">
            <text:p>39</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22-03-03T00:00:00" table:style-name="ce5">
            <text:p>03/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Gosto também de estudar online, e facilitou em alguns aspectos, a cada dia com 4 horas de aula tenho 4 horas de viagem a serem feitas, aproveito essas horas para estudo estando tendo aulas EAD - entretanto, vejo como importante enquanto vínculos emocionais e aprofundamento de conteúdo que o ensino presencial favorec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A ansiedade/medo das pessoas problematizam um pouco as relações, nestes momentos é preciso primar pela razão, considerar os dados científicos e não deixar que o pânico estabelecido na sociedade se imponha. Contudo, a tristeza de perdas não se destitui de cada um, é preciso ser "forte" em situações calamitosas e depende da formação psicológica e análise racional da situação, que nem todos tem.</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imentação, Outras (não relacionadas)</text:p>
          </table:table-cell>
          <table:table-cell office:value-type="string" table:style-name="ce6">
            <text:p>A inflação do país está aumentando, os custos de transporte e consequentemente de todas as mercadorias, dependemos de frete. Alguns produtos importados são caros, os que temos são exportados e ficamos com o que "sobra", contribuindo para comprarmos "de volta" os produtos com impostos de importação... enfim, tanto a pandemia quanto más conduções atitudinais de dirigentes estão resultando em perda do poder aquisitivo ainda que se mantenha/aumente a renda.</text:p>
          </table:table-cell>
          <table:table-cell office:value-type="string" table:style-name="ce6">
            <text:p>De forma oportuna e prudente</text:p>
          </table:table-cell>
          <table:table-cell office:value-type="string" table:style-name="ce6">
            <text:p>Aulas online facilitaram continuidade de formação dos alunos, equipe disposta a desempenhar bem o papel de apoio aos estudantes</text:p>
          </table:table-cell>
          <table:table-cell office:value-type="string" table:style-name="ce6">
            <text:p>oferta de livros online quando impossibilitado o uso da biblioteca, mas compreendo que seria a construção de uma biblioteca virtual e não necessariamente apenas a disponibilização.</text:p>
          </table:table-cell>
          <table:table-cell office:value-type="string" table:style-name="ce6">
            <text:p>fez o que foi possível a meu ver, que acompanhei atividades de longe já que como aluna entrei novamente este ano</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de modo próximo tive uma irmã com covid, que se recuperou, mais ninguém dos familiares próximos teve, dos amigos, quase todos se recuperaram - felizmente. as perdas foram e são sentidas, mas a vida depende das nossas ações, cuidados, resiliência e fortaleza, trabalho todos os dias para a construção de dias melhores, acreditando na possibilidade.</text:p>
          </table:table-cell>
          <table:table-cell table:number-columns-repeated="16332"/>
        </table:table-row>
        <table:table-row table:style-name="ro2">
          <table:table-cell office:value-type="date" office:date-value="2022-03-25T09:30:07" table:style-name="ce5">
            <text:p>25/03/2022</text:p>
          </table:table-cell>
          <table:table-cell office:value-type="float" office:value="49" table:style-name="ce6">
            <text:p>49</text:p>
          </table:table-cell>
          <table:table-cell office:value-type="string" table:style-name="ce6">
            <text:p>Masculino</text:p>
          </table:table-cell>
          <table:table-cell office:value-type="string" table:style-name="ce6">
            <text:p>Casad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Pedagogia</text:p>
          </table:table-cell>
          <table:table-cell office:value-type="string" table:style-name="ce6">
            <text:p>Graduação</text:p>
          </table:table-cell>
          <table:table-cell office:value-type="date" office:date-value="2019-03-06T00:00:00" table:style-name="ce5">
            <text:p>06/03/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Eu não sei</text:p>
          </table:table-cell>
          <table:table-cell office:value-type="date" office:date-value="2020-02-18T00:00:00" table:style-name="ce5">
            <text:p>18/02/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Sem dinheiro e tendo que juntar mais de uma bolsa para conseguir me virar</text:p>
          </table:table-cell>
          <table:table-cell office:value-type="string" table:style-name="ce6">
            <text:p>Pioraram</text:p>
          </table:table-cell>
          <table:table-cell office:value-type="string" table:style-name="ce6">
            <text:p>Piorou</text:p>
          </table:table-cell>
          <table:table-cell table:style-name="ce1"/>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Isolado no mundo dentro de casa, esses sistemas que usaram na internet é uma porcaria, extremamente confuso, mal feito, a comunicação piorou e muito nos últimos meses, a qualidade da conexão piorou muito e meu computador está cheio de problemas, sem funcionar direito e eu não tenho dinheiro para mandar consertar</text:p>
          </table:table-cell>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Aumentaram</text:p>
          </table:table-cell>
          <table:table-cell office:value-type="string" table:style-name="ce8">
            <text:p>Viagens/deslocamentos, Transporte urbano, Internet, Alimentação, Outras (não relacionadas)</text:p>
          </table:table-cell>
          <table:table-cell office:value-type="string" table:style-name="ce6">
            <text:p>Os alimentos duplicaram de preço no mínimo. Ante com 600 reais você fazia uma compra que dava para mais de um mês, hoje com o mesmo tanto você tem que selecionar o que vai comprar para casa. Eu tenho mais de seis meses de imposto de MEI atrasado, se quiser fazer algum trabalho (que nunca mais apareceu) vou ter que primeiro pagar todos os impostos para poder emitir nota fiscal, minha casa vive com pelo menos uma conta atrasada, mês passado haviam duas contas de luz vencidas, meu carro precisa ir para o conserto e eu não tenho dinheiro porque eu não sei se você sabe essas coisas precisam de manutenção, eu nem consegui pagar o IPVA e licenciamento do ano passado, nem o desse ano. A minha janela para o mundo que é o computador, que é aonde eu faço os trabalhos da faculdade e tenho as aulas precisa urgentemente troca a placa de video porque está prestes a não mais funcionar e a uma semana pifou a placa de rede, e eu não tenho dinheiro. Como vou estudar? Se alguém ficar doente em casa fodeu. V1ocês não sabem porque eu estou tendo qu1e revisar o1 qu1e eu estou escrevendo, mas eu agora1 p1ara1 acessar a1 internet estou u1sando1 um laptop velho que dispara a tecla "um" e me obriga a voltar todo o texto e corrigir tudo para ele ficar legível. D1e p1ro1pó1si1to1 eu1 esto1u11 deixan11do1 esse fi1m de1 p1os1t1ag1e1m1 1111111111111sem1 1co1rri1g1i1r11 1p1ar1a1 vo1cê1s t1erem u1ma r1eal no1ç1~1ao1 do1 q1e1u1i1p1am1en1to1 qu1e11 1eu1 1111at1u1alme1nte1 es1t1ou s1e1nd1o1 o1b1ri1g1ad1o a1 r11e1ali1z1a1r1 meus1 e1s1t1u1do1s1 e1 f1az1e1r1 meus1 tra1balhos1 a1cad1êmi1c1o1s.</text:p>
          </table:table-cell>
          <table:table-cell office:value-type="string" table:style-name="ce6">
            <text:p>Muito rapidamente</text:p>
          </table:table-cell>
          <table:table-cell office:value-type="string" table:style-name="ce6">
            <text:p>Eu tenho vontade de espancar o desgraçado que teve essa ideia de fazer o ensino rolar remotamente, é muito ruim, não funciona direito, a qualidade do ensino é visivelmente pior, numa situação aonde todo mundo estava com a vida virada de cabeça para baixo, se aproveitaram do momento para obrigar as pessoas a adotar um ensino péssimo, com ferramentas porcas, cheias de bug, sem nenhuma liberdade e ainda tendo a cara de pau de dizer que "quem não quiser pode trancar o curso".</text:p>
          </table:table-cell>
          <table:table-cell office:value-type="string" table:style-name="ce6">
            <text:p>1111111111111111!Go1staria que apenas1 tiv1esse1 sido humana e suspendido o curs1o até o quando a pandemia terminasse</text:p>
          </table:table-cell>
          <table:table-cell office:value-type="string" table:style-name="ce6">
            <text:p>Fosse menos filha da puta, gerida por burocratas que só pensam em satisfazer a cobiça do mercado financeiro e está cagando para a humanidade.</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nã1o</text:p>
          </table:table-cell>
          <table:table-cell table:number-columns-repeated="16332"/>
        </table:table-row>
        <table:table-row table:style-name="ro2">
          <table:table-cell office:value-type="date" office:date-value="2022-03-25T09:57:47" table:style-name="ce5">
            <text:p>25/03/2022</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Ciências Biológicas</text:p>
          </table:table-cell>
          <table:table-cell office:value-type="string" table:style-name="ce6">
            <text:p>Graduação</text:p>
          </table:table-cell>
          <table:table-cell office:value-type="date" office:date-value="2019-03-05T00:00:00" table:style-name="ce5">
            <text:p>05/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14T00:00:00" table:style-name="ce5">
            <text:p>14/04/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table:style-name="ce1"/>
          <table:table-cell office:value-type="string" table:style-name="ce6">
            <text:p>N/A ou Não quero responder</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text:p>
          </table:table-cell>
          <table:table-cell table:style-name="ce1"/>
          <table:table-cell office:value-type="string" table:style-name="ce6">
            <text:p>Muito lentamente</text:p>
          </table:table-cell>
          <table:table-cell office:value-type="string" table:style-name="ce6">
            <text:p><text:s/>Uma transição para o EaD rápida e <text:s/>fechou o campus, começou quarentena, de forma rápida logo no começo da pandemia</text:p>
          </table:table-cell>
          <table:table-cell office:value-type="string" table:style-name="ce6">
            <text:p>Uma melhor transição para o EaD, tivesse ensinado os professores melhor em vomo lidar com a tecnologia e tivessem se organizado melhor quanto as necessidades dos alunos e as dificuldades implementadas pelo ensino a distancia dependente de internet e equipamentos eletrônicos</text:p>
          </table:table-cell>
          <table:table-cell office:value-type="string" table:style-name="ce6">
            <text:p>Fosse mais organizada, eles criaram um comitê em resposta ao covid 19, mas agiram de forma desorganizada e nunca dando certeza nas respostas e medidas a serem seguidas, passaram pouca segurança para os alunos quanto as decisões sendo tomadas (tanto no começo da pandemia quanto agora na suspensão da quarentena e volta de atividades presenciai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0:24:05" table:style-name="ce5">
            <text:p>25/03/2022</text:p>
          </table:table-cell>
          <table:table-cell office:value-type="float" office:value="31" table:style-name="ce6">
            <text:p>31</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19-03-01T00:00:00" table:style-name="ce5">
            <text:p>0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10T00:00:00" table:style-name="ce5">
            <text:p>10/04/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Pior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Foi muito difícil ficar distante das pessoas e ainda está sendo, não me sinto a vontade para retornar as atividades presenciais sem máscara ou distanciamento, tenho um certo pânico/fobia social (não diagnosticado, é apenas uma percepção)</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4-01T00:00:00" table:style-name="ce5">
            <text:p>01/04/2022</text:p>
          </table:table-cell>
          <table:table-cell office:value-type="string" table:style-name="ce6">
            <text:p>Sim vacinado com duas doses, com vacina de dose única e dose de reforço</text:p>
          </table:table-cell>
          <table:table-cell office:value-type="string" table:style-name="ce6">
            <text:p>diminuiu minha capacidade de concentração, meu interesse pelas aulas e pela universidade, me senti muito isolada e com pouca disposição para estudar</text:p>
          </table:table-cell>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uguel, Alimentação</text:p>
          </table:table-cell>
          <table:table-cell office:value-type="string" table:style-name="ce6">
            <text:p>Continuo recebendo o mesmo valor da bolsa, mas o custo de vida aumentou MUITO nesses dois anos, principalmente em relação à alimentação</text:p>
          </table:table-cell>
          <table:table-cell office:value-type="string" table:style-name="ce6">
            <text:p>De forma oportuna e prudente</text:p>
          </table:table-cell>
          <table:table-cell office:value-type="string" table:style-name="ce6">
            <text:p>acredito que a unesp comunicou de forma clara os alunos e seguiu as recomendações de segurança<text:s/></text:p>
          </table:table-cell>
          <table:table-cell office:value-type="string" table:style-name="ce6">
            <text:p>gostaria que tivesse discutido mais com a comunidade sobre o EAD, que tivesse sido planejado com mais cuidado e não as pressas<text:s/></text:p>
          </table:table-cell>
          <table:table-cell office:value-type="string" table:style-name="ce6">
            <text:p>se tivessem fornecido auxilio financeiro e material aos estudantes que não tinham condições de acesso à internet, na pós-graduação isso foi bem falho</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0:24:34" table:style-name="ce5">
            <text:p>25/03/2022</text:p>
          </table:table-cell>
          <table:table-cell office:value-type="float" office:value="26" table:style-name="ce6">
            <text:p>26</text:p>
          </table:table-cell>
          <table:table-cell office:value-type="string" table:style-name="ce6">
            <text:p>Masculino</text:p>
          </table:table-cell>
          <table:table-cell office:value-type="string" table:style-name="ce6">
            <text:p>União Estável/Vivendo junto</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Ciência de Materiais</text:p>
          </table:table-cell>
          <table:table-cell office:value-type="string" table:style-name="ce6">
            <text:p>Doutorado</text:p>
          </table:table-cell>
          <table:table-cell office:value-type="date" office:date-value="2018-03-10T00:00:00" table:style-name="ce5">
            <text:p>10/03/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Transporte urbano,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3-25T13:43:19" table:style-name="ce5">
            <text:p>25/03/2022</text:p>
          </table:table-cell>
          <table:table-cell office:value-type="float" office:value="22" table:style-name="ce6">
            <text:p>22</text:p>
          </table:table-cell>
          <table:table-cell office:value-type="string" table:style-name="ce6">
            <text:p>Femin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3">
            <text:p>Licenciatura em Matemática</text:p>
          </table:table-cell>
          <table:table-cell office:value-type="string" table:style-name="ce6">
            <text:p>Graduação</text:p>
          </table:table-cell>
          <table:table-cell office:value-type="date" office:date-value="2022-04-25T00:00:00" table:style-name="ce5">
            <text:p>25/04/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Alimentação</text:p>
          </table:table-cell>
          <table:table-cell table:style-name="ce1"/>
          <table:table-cell office:value-type="string" table:style-name="ce6">
            <text:p>De forma oportuna e prudente</text:p>
          </table:table-cell>
          <table:table-cell office:value-type="string" table:style-name="ce6">
            <text:p>Uso de máscara e álcool em gel<text:s/></text:p>
          </table:table-cell>
          <table:table-cell table:number-columns-repeated="2"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4:28:21" table:style-name="ce5">
            <text:p>25/03/2022</text:p>
          </table:table-cell>
          <table:table-cell office:value-type="float" office:value="37" table:style-name="ce6">
            <text:p>37</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Mestrado</text:p>
          </table:table-cell>
          <table:table-cell office:value-type="date" office:date-value="2020-03-09T00:00:00" table:style-name="ce5">
            <text:p>09/03/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5">
            <text:p>24/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0-03-06T00:00:00" table:style-name="ce5">
            <text:p>06/03/2020</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8">
            <text:p>Viagens/deslocamentos, Transporte urbano, Aluguel, Alimentação</text:p>
          </table:table-cell>
          <table:table-cell table:style-name="ce1"/>
          <table:table-cell office:value-type="string" table:style-name="ce6">
            <text:p>De forma oportuna e prudente</text:p>
          </table:table-cell>
          <table:table-cell office:value-type="string" table:style-name="ce6">
            <text:p>Seguiu as orientações sanitárias estabelecidas pelo comitê de saúde responsável.</text:p>
          </table:table-cell>
          <table:table-cell table:number-columns-repeated="2" table:style-name="ce1"/>
          <table:table-cell office:value-type="string" table:style-name="ce6">
            <text:p>Muito 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1">
          <table:table-cell office:value-type="date" office:date-value="2022-03-25T14:38:26" table:style-name="ce5">
            <text:p>25/03/2022</text:p>
          </table:table-cell>
          <table:table-cell office:value-type="float" office:value="48" table:style-name="ce6">
            <text:p>48</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2">
            <text:p>Pós-Graduação em Docência para a Educação Básica</text:p>
          </table:table-cell>
          <table:table-cell office:value-type="string" table:style-name="ce6">
            <text:p>Mestrado</text:p>
          </table:table-cell>
          <table:table-cell office:value-type="date" office:date-value="2019-03-01T00:00:00" table:style-name="ce5">
            <text:p>0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todo atendimento e aulas se tornaram virtuais</text:p>
          </table:table-cell>
          <table:table-cell office:value-type="date" office:date-value="2020-05-01T00:00:00" table:style-name="ce5">
            <text:p>01/05/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2-15T00:00:00" table:style-name="ce5">
            <text:p>15/02/2022</text:p>
          </table:table-cell>
          <table:table-cell office:value-type="string" table:style-name="ce6">
            <text:p>Sim vacinado com duas doses ou com vacina de dose única</text:p>
          </table:table-cell>
          <table:table-cell office:value-type="string" table:style-name="ce6">
            <text:p>x</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imentação</text:p>
          </table:table-cell>
          <table:table-cell office:value-type="string" table:style-name="ce6">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6">
            <text:p>De forma oportuna e prudente</text:p>
          </table:table-cell>
          <table:table-cell office:value-type="string" table:style-name="ce6">
            <text:p>não tem a opção ideal para mim, mas seria que não deveria fechar, por um tempo tão longo (quase 2 anos).</text:p>
          </table:table-cell>
          <table:table-cell office:value-type="string" table:style-name="ce6">
            <text:p>ter aberto as aulas presenciais bem antes.</text:p>
          </table:table-cell>
          <table:table-cell office:value-type="string" table:style-name="ce6">
            <text:p>x</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2">
          <table:table-cell office:value-type="date" office:date-value="2022-03-25T23:37:05" table:style-name="ce5">
            <text:p>25/03/2022</text:p>
          </table:table-cell>
          <table:table-cell office:value-type="float" office:value="55" table:style-name="ce6">
            <text:p>55</text:p>
          </table:table-cell>
          <table:table-cell office:value-type="string" table:style-name="ce6">
            <text:p>Feminino</text:p>
          </table:table-cell>
          <table:table-cell office:value-type="string" table:style-name="ce6">
            <text:p>Viúvo(a)</text:p>
          </table:table-cell>
          <table:table-cell office:value-type="string" table:style-name="ce6">
            <text:p>Aposentad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Pós-doutorado</text:p>
          </table:table-cell>
          <table:table-cell office:value-type="date" office:date-value="2022-03-07T00:00:00" table:style-name="ce5">
            <text:p>07/03/2022</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 aplica</text:p>
          </table:table-cell>
          <table:table-cell office:value-type="string" table:style-name="ce6">
            <text:p>Meu ingresso foi em 2022, portanto não tenho vivência academia durante a pandemia.</text:p>
          </table:table-cell>
          <table:table-cell office:value-type="date" office:date-value="2020-03-17T00:00:00" table:style-name="ce5">
            <text:p>17/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6">
            <text:p>Melhoraram</text:p>
          </table:table-cell>
          <table:table-cell office:value-type="string" table:style-name="ce6">
            <text:p>Melhorou</text:p>
          </table:table-cell>
          <table:table-cell office:value-type="string" table:style-name="ce6">
            <text:p>Melhorou</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Não tenho a contribuir.</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Internet, Alimentação, Outras (não relacionadas)</text:p>
          </table:table-cell>
          <table:table-cell office:value-type="string" table:style-name="ce6">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6">
            <text:p>De forma oportuna e prudente</text:p>
          </table:table-cell>
          <table:table-cell office:value-type="string" table:style-name="ce6">
            <text:p>Fortaleceu a comunicação com os estudantes, através de email e outras redes sociais.</text:p>
          </table:table-cell>
          <table:table-cell office:value-type="string" table:style-name="ce6">
            <text:p>Meu ingresso foi em 2022, portanto não tenho vivência academia durante a pandemia.</text:p>
          </table:table-cell>
          <table:table-cell office:value-type="string" table:style-name="ce6">
            <text:p>Não tenho nenhuma sugestão.</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1">
          <table:table-cell office:value-type="date" office:date-value="2022-03-26T09:34:02" table:style-name="ce5">
            <text:p>26/03/2022</text:p>
          </table:table-cell>
          <table:table-cell office:value-type="float" office:value="43" table:style-name="ce6">
            <text:p>4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s/></text:p>
          </table:table-cell>
          <table:table-cell office:value-type="string" table:style-name="ce6">
            <text:p>Doutorado</text:p>
          </table:table-cell>
          <table:table-cell office:value-type="date" office:date-value="2021-04-01T00:00:00" table:style-name="ce5">
            <text:p>01/04/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Aulas online<text:s/></text:p>
          </table:table-cell>
          <table:table-cell office:value-type="date" office:date-value="2020-03-17T00:00:00" table:style-name="ce5">
            <text:p>17/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Crises de ansiedade<text:s/></text:p>
          </table:table-cell>
          <table:table-cell office:value-type="string" table:style-name="ce3">
            <text:p>Foram mais ou menos o mesmo</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Ficou mais ou menos a mesma</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1T00:00:00" table:style-name="ce5">
            <text:p>01/03/2022</text:p>
          </table:table-cell>
          <table:table-cell office:value-type="string" table:style-name="ce6">
            <text:p>Sim vacinado com duas doses, com vacina de dose única e dose de reforço</text:p>
          </table:table-cell>
          <table:table-cell office:value-type="string" table:style-name="ce6">
            <text:p>Troca de conhecimento com os colegas<text: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Alimentação</text:p>
          </table:table-cell>
          <table:table-cell office:value-type="string" table:style-name="ce6">
            <text:p>Inflação<text:s/></text:p>
          </table:table-cell>
          <table:table-cell office:value-type="string" table:style-name="ce6">
            <text:p>De forma oportuna e prudente</text:p>
          </table:table-cell>
          <table:table-cell office:value-type="string" table:style-name="ce6">
            <text:p>Aulas online<text:s/></text:p>
          </table:table-cell>
          <table:table-cell office:value-type="string" table:style-name="ce6">
            <text:p>Não sei<text:s/></text:p>
          </table:table-cell>
          <table:table-cell office:value-type="string" table:style-name="ce6">
            <text:p>Não sei<text: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6T11:37:25" table:style-name="ce5">
            <text:p>26/03/2022</text:p>
          </table:table-cell>
          <table:table-cell office:value-type="float" office:value="35" table:style-name="ce6">
            <text:p>35</text:p>
          </table:table-cell>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2-03-07T00:00:00" table:style-name="ce5">
            <text:p>07/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Ajuda ou assistência de pessoas desconhecidas</text:p>
          </table:table-cell>
          <table:table-cell office:value-type="string" table:style-name="ce6">
            <text:p>Muito pior do que antes</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imentação, Outras (não relacionadas)</text:p>
          </table:table-cell>
          <table:table-cell table:style-name="ce1"/>
          <table:table-cell office:value-type="string" table:style-name="ce6">
            <text:p>De forma oportuna e prudente</text:p>
          </table:table-cell>
          <table:table-cell office:value-type="string" table:style-name="ce6">
            <text:p>O que tinha de conhecimento no momento.</text:p>
          </table:table-cell>
          <table:table-cell office:value-type="string" table:style-name="ce6">
            <text:p>Tudo que foi disponibilizado foi de grande auxilio.</text:p>
          </table:table-cell>
          <table:table-cell office:value-type="string" table:style-name="ce6">
            <text:p>Tudo foi bem planejado e executado.</text:p>
          </table:table-cell>
          <table:table-cell office:value-type="string" table:style-name="ce6">
            <text:p>O mesmo de antes</text:p>
          </table:table-cell>
          <table:table-cell office:value-type="string" table:style-name="ce6">
            <text:p>Melh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6T12:18:12" table:style-name="ce5">
            <text:p>26/03/2022</text:p>
          </table:table-cell>
          <table:table-cell office:value-type="float" office:value="26" table:style-name="ce6">
            <text:p>26</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s/></text:p>
          </table:table-cell>
          <table:table-cell office:value-type="string" table:style-name="ce6">
            <text:p>Licenciatura em Física</text:p>
          </table:table-cell>
          <table:table-cell office:value-type="string" table:style-name="ce6">
            <text:p>Graduação</text:p>
          </table:table-cell>
          <table:table-cell office:value-type="date" office:date-value="2016-03-01T00:00:00" table:style-name="ce5">
            <text:p>01/03/2016</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office:value-type="string" table:style-name="ce6">
            <text:p>Sou da cidade de minha instituição, mas me mudei para outra cidade durante a pandemia.</text:p>
          </table:table-cell>
          <table:table-cell office:value-type="string" table:style-name="ce5">
            <text:p>1/1/0001</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O acesso a saúde e a internet em meu caso sempre foi satisfatório. Minha situação emocional, contudo, foi sensivelmente afetada neste momento.</text:p>
          </table:table-cell>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text:p>
          </table:table-cell>
          <table:table-cell office:value-type="string" table:style-name="ce6">
            <text:p>Apesar de não possuir uma grande renda própria, minha família possui uma boa estabilidade financeira, por isso não tenho problemas de natureza financeira.</text:p>
          </table:table-cell>
          <table:table-cell office:value-type="string" table:style-name="ce6">
            <text:p>De forma oportuna e prudente</text:p>
          </table:table-cell>
          <table:table-cell office:value-type="string" table:style-name="ce6">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6">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6">
            <text:p>Não, sinto que a instituição tomou boas açõ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1">
          <table:table-cell office:value-type="date" office:date-value="2022-03-27T11:38:43" table:style-name="ce5">
            <text:p>27/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IJ</text:p>
          </table:table-cell>
          <table:table-cell office:value-type="string" table:style-name="ce6">
            <text:p>Psicologia</text:p>
          </table:table-cell>
          <table:table-cell office:value-type="string" table:style-name="ce6">
            <text:p>Graduação</text:p>
          </table:table-cell>
          <table:table-cell office:value-type="date" office:date-value="2018-02-02T00:00:00" table:style-name="ce5">
            <text:p>02/02/2018</text:p>
          </table:table-cell>
          <table:table-cell office:value-type="string" table:style-name="ce6">
            <text:p>Privada</text:p>
          </table:table-cell>
          <table:table-cell office:value-type="string" table:style-name="ce6">
            <text:p>Local</text:p>
          </table:table-cell>
          <table:table-cell office:value-type="string" table:style-name="ce6">
            <text:p>Sim</text:p>
          </table:table-cell>
          <table:table-cell office:value-type="string" table:style-name="ce6">
            <text:p>Não se aplica</text:p>
          </table:table-cell>
          <table:table-cell office:value-type="string" table:style-name="ce6">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2-07T00:00:00" table:style-name="ce5">
            <text:p>07/02/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7T16:14:28" table:style-name="ce5">
            <text:p>27/03/2022</text:p>
          </table:table-cell>
          <table:table-cell office:value-type="float" office:value="40" table:style-name="ce6">
            <text:p>40</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10">
            <text:p>FIJ</text:p>
          </table:table-cell>
          <table:table-cell office:value-type="string" table:style-name="ce3">
            <text:p>Pós-Graduação em Psicologia<text:s/></text:p>
          </table:table-cell>
          <table:table-cell office:value-type="string" table:style-name="ce6">
            <text:p>Doutorado</text:p>
          </table:table-cell>
          <table:table-cell office:value-type="date" office:date-value="2022-02-01T00:00:00" table:style-name="ce5">
            <text:p>01/02/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office:value-type="string" table:style-name="ce6">
            <text:p>As aulas passaram a ser on lin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Pioraram</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Falta de convívio pessoal e aprofundado com alunos e professores. Falta de cumplicidade, proximidade física e construção de vínculos de amizade.</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Aluguel, Internet, Alimentação</text:p>
          </table:table-cell>
          <table:table-cell table:style-name="ce1"/>
          <table:table-cell office:value-type="string" table:style-name="ce6">
            <text:p>De forma oportuna e prudente</text:p>
          </table:table-cell>
          <table:table-cell office:value-type="string" table:style-name="ce6">
            <text:p>aulas on line disponibilizando textos e orientações diversas na plataforma do classroom</text:p>
          </table:table-cell>
          <table:table-cell table:number-columns-repeated="2" table:style-name="ce1"/>
          <table:table-cell office:value-type="string" table:style-name="ce6">
            <text:p>Muito 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2-03-27T22:06:15" table:style-name="ce5">
            <text:p>27/03/2022</text:p>
          </table:table-cell>
          <table:table-cell office:value-type="float" office:value="43" table:style-name="ce6">
            <text:p>4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22-01-19T00:00:00" table:style-name="ce5">
            <text:p>19/01/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Aluguel, Alimentação</text:p>
          </table:table-cell>
          <table:table-cell table:style-name="ce1"/>
          <table:table-cell office:value-type="string" table:style-name="ce6">
            <text:p>De forma oportuna e prudente</text:p>
          </table:table-cell>
          <table:table-cell office:value-type="string" table:style-name="ce6">
            <text:p>Ajustes necessários à manutenção dos serviços, sem que houvesse riscos desnecessários à saúde de todos.</text:p>
          </table:table-cell>
          <table:table-cell table:number-columns-repeated="2" table:style-name="ce1"/>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2-03-27T23:26:13" table:style-name="ce5">
            <text:p>27/03/2022</text:p>
          </table:table-cell>
          <table:table-cell office:value-type="float" office:value="19" table:style-name="ce6">
            <text:p>19</text:p>
          </table:table-cell>
          <table:table-cell office:value-type="string" table:style-name="ce3">
            <text:p>LGBT</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s/></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elh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8T17:13:07" table:style-name="ce5">
            <text:p>28/03/2022</text:p>
          </table:table-cell>
          <table:table-cell office:value-type="float" office:value="41" table:style-name="ce6">
            <text:p>41</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2">
            <text:p>Pós-Graduação em Docência para a Educação Básica</text:p>
          </table:table-cell>
          <table:table-cell office:value-type="string" table:style-name="ce6">
            <text:p>Mestrado</text:p>
          </table:table-cell>
          <table:table-cell office:value-type="date" office:date-value="2022-03-08T00:00:00" table:style-name="ce5">
            <text:p>08/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Ajuda ou assistência de pessoas desconhecidas</text:p>
          </table:table-cell>
          <table:table-cell office:value-type="string" table:style-name="ce6">
            <text:p>O mesmo d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as pessoas se sentiram isoladas e deprimidas durante a pandemia, principalmente no período de isolamento.</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Diminuiram</text:p>
          </table:table-cell>
          <table:table-cell office:value-type="string" table:style-name="ce8">
            <text:p>Alimentação</text:p>
          </table:table-cell>
          <table:table-cell office:value-type="string" table:style-name="ce6">
            <text:p>Muitas empresas fecharam as portas e alguns cursos que seriam lançados foram cancelados, com isso a renda ficou bem menor.</text:p>
          </table:table-cell>
          <table:table-cell office:value-type="string" table:style-name="ce6">
            <text:p>De forma oportuna e prudente</text:p>
          </table:table-cell>
          <table:table-cell office:value-type="string" table:style-name="ce6">
            <text:p>Positivo, pois fechou no momento do auge da contaminação evitando assim a proliferação pandêmica.</text:p>
          </table:table-cell>
          <table:table-cell office:value-type="string" table:style-name="ce6">
            <text:p>Nada, pois todas providencias foram tomadas de acordo com o que poderiam ter feito de melhor e fizeram de fato.</text:p>
          </table:table-cell>
          <table:table-cell office:value-type="string" table:style-name="ce6">
            <text:p>Plantão de dúvidas a alunos em isolamento</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Berenice Simões</text:p>
          </table:table-cell>
          <table:table-cell table:number-columns-repeated="16332"/>
        </table:table-row>
        <table:table-row table:style-name="ro2">
          <table:table-cell office:value-type="date" office:date-value="2022-03-29T18:27:24" table:style-name="ce5">
            <text:p>29/03/2022</text:p>
          </table:table-cell>
          <table:table-cell office:value-type="float" office:value="25" table:style-name="ce6">
            <text:p>25</text:p>
          </table:table-cell>
          <table:table-cell office:value-type="string" table:style-name="ce3">
            <text:p>LGBT</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1-03-20T00:00:00" table:style-name="ce5">
            <text:p>20/03/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text:p>
          </table:table-cell>
          <table:table-cell table:style-name="ce1"/>
          <table:table-cell office:value-type="date" office:date-value="2020-03-22T00:00:00" table:style-name="ce5">
            <text:p>22/03/2020</text:p>
          </table:table-cell>
          <table:table-cell table:style-name="ce1"/>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Internet, Alimentação, Outras (não relacionadas)</text:p>
          </table:table-cell>
          <table:table-cell table:style-name="ce1"/>
          <table:table-cell office:value-type="string" table:style-name="ce6">
            <text:p>Muito rapidamente</text:p>
          </table:table-cell>
          <table:table-cell office:value-type="string" table:style-name="ce6">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6">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6">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1">
          <table:table-cell office:value-type="date" office:date-value="2022-03-31T09:36:15" table:style-name="ce5">
            <text:p>31/03/2022</text:p>
          </table:table-cell>
          <table:table-cell office:value-type="float" office:value="25" table:style-name="ce6">
            <text:p>25</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Educação Física<text:s/></text:p>
          </table:table-cell>
          <table:table-cell office:value-type="string" table:style-name="ce6">
            <text:p>Graduação</text:p>
          </table:table-cell>
          <table:table-cell office:value-type="date" office:date-value="2017-03-01T00:00:00" table:style-name="ce5">
            <text:p>01/03/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Sim</text:p>
          </table:table-cell>
          <table:table-cell office:value-type="string" table:style-name="ce6">
            <text:p>A faculdade decidiu transformar em aulas online, porém como temos três faculdades na universidade, cada uma começou as aulas em um momento diferente.</text:p>
          </table:table-cell>
          <table:table-cell office:value-type="date" office:date-value="2020-03-15T00:00:00" table:style-name="ce5">
            <text:p>15/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uito pior do qu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recisei voltar a fazer terapia e tenho muito mais crises de ansiedade do que antes da pandemia.</text:p>
          </table:table-cell>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office:value-type="string" table:style-name="ce6">
            <text:p>Meu pai perdeu o emprego, então tudo ficou mais difícil financeiramente<text: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Alimentação</text:p>
          </table:table-cell>
          <table:table-cell office:value-type="string" table:style-name="ce6">
            <text:p>A renda diminuiu e o valor das coisas aumentou<text:s/></text:p>
          </table:table-cell>
          <table:table-cell office:value-type="string" table:style-name="ce6">
            <text:p>De forma oportuna e prudente</text:p>
          </table:table-cell>
          <table:table-cell office:value-type="string" table:style-name="ce6">
            <text:p>Manteve aulas, então as coisas não atrasaram tanto.</text:p>
          </table:table-cell>
          <table:table-cell office:value-type="string" table:style-name="ce6">
            <text:p>Melhorado o meio de comunicação com os alunos. Os professores estavam impossíveis de fazer contato.</text:p>
          </table:table-cell>
          <table:table-cell office:value-type="string" table:style-name="ce6">
            <text:p>Melhorasse a comunicação com seus aluno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5">
            <text:p>18/04/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Engenharia de Produção<text:s/></text:p>
          </table:table-cell>
          <table:table-cell office:value-type="string" table:style-name="ce6">
            <text:p>Graduação</text:p>
          </table:table-cell>
          <table:table-cell office:value-type="date" office:date-value="2020-02-15T00:00:00" table:style-name="ce5">
            <text:p>15/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outra cidade da instituição de ensino mas dentro do mesmo estado</text:p>
          </table:table-cell>
          <table:table-cell office:value-type="string" table:style-name="ce6">
            <text:p>Não</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Pior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elh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Viagens/deslocamentos, Transporte urbano, Aluguel, Internet, Alimentação</text:p>
          </table:table-cell>
          <table:table-cell table:style-name="ce1"/>
          <table:table-cell office:value-type="string" table:style-name="ce6">
            <text:p>De forma oportuna e prudente</text:p>
          </table:table-cell>
          <table:table-cell office:value-type="string" table:style-name="ce6">
            <text:p>Agiu corretamente quando suspendeu as atividades presencias nos campus, além de adiar a data de seu vestibular durante um momento crítico da pandemia</text:p>
          </table:table-cell>
          <table:table-cell office:value-type="string" table:style-name="ce6">
            <text:p>Gostaria que a instituição contasse com um método mais eficiente para dar informações aos alunos</text:p>
          </table:table-cell>
          <table:table-cell office:value-type="string" table:style-name="ce6">
            <text:p>Não sei.</text:p>
          </table:table-cell>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11:07:15" table:style-name="ce5">
            <text:p>18/04/2022</text:p>
          </table:table-cell>
          <table:table-cell office:value-type="float" office:value="17" table:style-name="ce6">
            <text:p>17</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Mecânica</text:p>
          </table:table-cell>
          <table:table-cell office:value-type="string" table:style-name="ce6">
            <text:p>Graduação</text:p>
          </table:table-cell>
          <table:table-cell office:value-type="date" office:date-value="2022-04-25T00:00:00" table:style-name="ce5">
            <text:p>25/04/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Transporte urbano,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8T12:32:46" table:style-name="ce5">
            <text:p>18/04/2022</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Engenharia Civil<text:s/></text:p>
          </table:table-cell>
          <table:table-cell office:value-type="string" table:style-name="ce6">
            <text:p>Graduação</text:p>
          </table:table-cell>
          <table:table-cell office:value-type="date" office:date-value="2018-04-04T00:00:00" table:style-name="ce5">
            <text:p>04/04/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Pior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Internet, Alimentação, Outras (não relacionada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16:12:14" table:style-name="ce5">
            <text:p>18/04/2022</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mecânica</text:p>
          </table:table-cell>
          <table:table-cell office:value-type="string" table:style-name="ce6">
            <text:p>Graduação</text:p>
          </table:table-cell>
          <table:table-cell office:value-type="date" office:date-value="2019-02-26T00:00:00" table:style-name="ce5">
            <text:p>26/02/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Pioraram</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23:12:13" table:style-name="ce5">
            <text:p>18/04/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17-04-01T00:00:00" table:style-name="ce5">
            <text:p>01/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19-03-16T00:00:00" table:style-name="ce5">
            <text:p>16/03/2019</text:p>
          </table:table-cell>
          <table:table-cell office:value-type="string" table:style-name="ce6">
            <text:p>Fora do campus, mas na mesma cidade da instituição de ensino</text:p>
          </table:table-cell>
          <table:table-cell office:value-type="string" table:style-name="ce6">
            <text:p>Não</text:p>
          </table:table-cell>
          <table:table-cell office:value-type="string" table:style-name="ce6">
            <text:p>Colega de quarto/Repúblic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6">
            <text:p>Pioraram</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4-18T23:15:06" table:style-name="ce5">
            <text:p>18/04/2022</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6">
            <text:p>Engenharia Elétrica</text:p>
          </table:table-cell>
          <table:table-cell office:value-type="string" table:style-name="ce6">
            <text:p>Graduação</text:p>
          </table:table-cell>
          <table:table-cell office:value-type="date" office:date-value="2019-03-11T00:00:00" table:style-name="ce5">
            <text:p>1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Aluguel</text:p>
          </table:table-cell>
          <table:table-cell table:style-name="ce1"/>
          <table:table-cell office:value-type="string" table:style-name="ce6">
            <text:p>Muito lentamente</text:p>
          </table:table-cell>
          <table:table-cell office:value-type="string" table:style-name="ce6">
            <text:p>Reconheço que minha instituição decidiu esperar o retorno de maneira ativa e oportuna.</text:p>
          </table:table-cell>
          <table:table-cell office:value-type="string" table:style-name="ce6">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6">
            <text:p>Além do que foi feito, ajudaria muito se minha instituição abrisse mais canais pelo corpo docente para acolher de maneira mais empática os alunos com desempenho e vidas financeira afetadas.</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9T16:07:18" table:style-name="ce5">
            <text:p>19/04/2022</text:p>
          </table:table-cell>
          <table:table-cell office:value-type="float" office:value="20" table:style-name="ce6">
            <text:p>20</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21-07-01T00:00:00" table:style-name="ce5">
            <text:p>01/07/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A qualidade de vida financeira se manteve estável porém a pandemia afetou diretamente o bem estar psicológico e o convívio social de maneira direta de meus familiares.</text:p>
          </table:table-cell>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3">
            <text:p>N/A ou Não sabe</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Internet, Alimentação</text:p>
          </table:table-cell>
          <table:table-cell office:value-type="string" table:style-name="ce6">
            <text:p>A renda permaneceu a mesma porém os custos mensais aumentaram devido a situação atual do país, porém continuo sem dificuldades financeiras.</text:p>
          </table:table-cell>
          <table:table-cell office:value-type="string" table:style-name="ce6">
            <text:p>De forma oportuna e prudente</text:p>
          </table:table-cell>
          <table:table-cell office:value-type="string" table:style-name="ce6">
            <text:p>aulas remotas e projetos remotos quando foi cabível para proteger a saúde de todes.</text:p>
          </table:table-cell>
          <table:table-cell office:value-type="string" table:style-name="ce6">
            <text:p>um ambiente mais acolhedor durante o período</text:p>
          </table:table-cell>
          <table:table-cell office:value-type="string" table:style-name="ce6">
            <text:p>cobrar de seus docentes aulas melhores e obrigatoriamente ao vivo</text:p>
          </table:table-cell>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9T18:30:44" table:style-name="ce5">
            <text:p>19/04/2022</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Elétrica<text:s/></text:p>
          </table:table-cell>
          <table:table-cell office:value-type="string" table:style-name="ce6">
            <text:p>Graduação</text:p>
          </table:table-cell>
          <table:table-cell office:value-type="date" office:date-value="2020-02-17T00:00:00" table:style-name="ce5">
            <text:p>17/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Minha instituição procurou atender a grande parte dos alunos mantendo auxílios para os que necessitam e provendo acesso à Internet e equipamentos para os que não possuíam<text:s/></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Após o encerramento das aulas presenciais devido à pandemia, voltei para minha cidade Natal, onde vivo com minha família até que as aulas retornem, isso ajudou muito no fator psicológico<text:s/></text:p>
          </table:table-cell>
          <table:table-cell office:value-type="string" table:style-name="ce6">
            <text:p>Pioraram</text:p>
          </table:table-cell>
          <table:table-cell office:value-type="string" table:style-name="ce6">
            <text:p>Pi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 Transporte urbano, Aluguel, Internet, Alimentação, Outras (não relacionadas)</text:p>
          </table:table-cell>
          <table:table-cell table:style-name="ce1"/>
          <table:table-cell office:value-type="string" table:style-name="ce6">
            <text:p>De forma oportuna e prudente</text:p>
          </table:table-cell>
          <table:table-cell office:value-type="string" table:style-name="ce6">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6">
            <text:p>Tivesse mantido algumas matérias de forma híbrida, pois o entendimento de matérias práticas foi um pouco prejudicado</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7-12T10:53:08" table:style-name="ce5">
            <text:p>12/07/2022</text:p>
          </table:table-cell>
          <table:table-cell office:value-type="float" office:value="28" table:style-name="ce6">
            <text:p>28</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Biologia</text:p>
          </table:table-cell>
          <table:table-cell office:value-type="string" table:style-name="ce6">
            <text:p>Graduação</text:p>
          </table:table-cell>
          <table:table-cell office:value-type="date" office:date-value="2018-02-08T00:00:00" table:style-name="ce5">
            <text:p>08/02/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01T00:00:00" table:style-name="ce5">
            <text:p>01/04/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Foram mais ou menos o mesmo</text:p>
          </table:table-cell>
          <table:table-cell office:value-type="string" table:style-name="ce6">
            <text:p>Piorou</text:p>
          </table:table-cell>
          <table:table-cell office:value-type="string" table:style-name="ce6">
            <text:p>Melh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11T00:00:00" table:style-name="ce5">
            <text:p>11/04/2022</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Aumentaram</text:p>
          </table:table-cell>
          <table:table-cell office:value-type="string" table:style-name="ce8">
            <text:p>Viagens/deslocamentos, Transporte urbano, Aluguel, Internet, Alimentação, Outras (não relacionadas)</text:p>
          </table:table-cell>
          <table:table-cell table:style-name="ce1"/>
          <table:table-cell office:value-type="string" table:style-name="ce6">
            <text:p>De forma oportuna e prudente</text:p>
          </table:table-cell>
          <table:table-cell table:style-name="ce1"/>
          <table:table-cell office:value-type="string" table:style-name="ce6">
            <text:p>empatia dos professores e dos funcionarios, gostaria que minha instituicão tivesse oferecido apoio psicológico para os professores e funcionarios</text:p>
          </table:table-cell>
          <table:table-cell office:value-type="string" table:style-name="ce6">
            <text:p>apoio psicologico para professores e funcionario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11-14T21:27:31" table:style-name="ce2">
            <text:p>14/11/2022</text:p>
          </table:table-cell>
          <table:table-cell office:value-type="float" office:value="55" table:style-name="ce3">
            <text:p>55</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AM</text:p>
          </table:table-cell>
          <table:table-cell office:value-type="string" table:style-name="ce8">
            <text:p>UNESP</text:p>
          </table:table-cell>
          <table:table-cell office:value-type="string" table:style-name="ce3">
            <text:p>Pós-Graduação em Design</text:p>
          </table:table-cell>
          <table:table-cell office:value-type="string" table:style-name="ce3">
            <text:p>Douto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O mesmo que antes</text:p>
          </table:table-cell>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Alimentação</text:p>
          </table:table-cell>
          <table:table-cell table:style-name="ce1"/>
          <table:table-cell office:value-type="string" table:style-name="ce3">
            <text:p>De forma oportuna e prudente</text:p>
          </table:table-cell>
          <table:table-cell office:value-type="string" table:style-name="ce3">
            <text:p>Implantou o sistema remoto de aulas.</text:p>
          </table:table-cell>
          <table:table-cell table:number-columns-repeated="2" table:style-name="ce1"/>
          <table:table-cell office:value-type="string" table:style-name="ce3">
            <text:p>Melh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No meu circulo familiar não houve óbitos pela COVID. Houve casos positivos porém apenas isso.</text:p>
          </table:table-cell>
          <table:table-cell table:number-columns-repeated="16332"/>
        </table:table-row>
        <table:table-row table:style-name="ro1">
          <table:table-cell office:value-type="date" office:date-value="2022-11-15T08:20:43" table:style-name="ce2">
            <text:p>15/11/2022</text:p>
          </table:table-cell>
          <table:table-cell office:value-type="float" office:value="48" table:style-name="ce3">
            <text:p>48</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12-01T00:00:00" table:style-name="ce2">
            <text:p>01/12/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Ajuda ou assistência de pessoas desconhecidas</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Piorou</text:p>
          </table:table-cell>
          <table:table-cell office:value-type="string" table:style-name="ce3">
            <text:p>Aumentou</text:p>
          </table:table-cell>
          <table:table-cell office:value-type="string" table:style-name="ce3">
            <text:p>Foi mais ou menos o mesmo</text:p>
          </table:table-cell>
          <table:table-cell office:value-type="string" table:style-name="ce3">
            <text:p>Em parte (apenas algumas atividades <text:s/>presenciais retornaram)</text:p>
          </table:table-cell>
          <table:table-cell table:style-name="ce1"/>
          <table:table-cell office:value-type="string" table:style-name="ce3">
            <text:p>Sim vacinado com duas doses ou com vacina de dose única</text:p>
          </table:table-cell>
          <table:table-cell table:style-name="ce1"/>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Transporte urbano</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O mesmo de antes</text:p>
          </table:table-cell>
          <table:table-cell office:value-type="string" table:style-name="ce3">
            <text:p>Melhor do que antes</text:p>
          </table:table-cell>
          <table:table-cell table:number-columns-repeated="16333" table:style-name="ce1"/>
        </table:table-row>
        <table:table-row table:style-name="ro1">
          <table:table-cell office:value-type="date" office:date-value="2022-11-16T15:03:09" table:style-name="ce2">
            <text:p>16/11/2022</text:p>
          </table:table-cell>
          <table:table-cell office:value-type="float" office:value="26" table:style-name="ce3">
            <text:p>26</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01-01T00:00:00" table:style-name="ce2">
            <text:p>01/01/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office:value-type="string" table:style-name="ce3">
            <text:p>Durante a pandemia eu ainda não estava no mestrado, portanto não consigo dar mais informaçõe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Pioraram</text:p>
          </table:table-cell>
          <table:table-cell office:value-type="string" table:style-name="ce3">
            <text:p>N/A ou Não sabe</text:p>
          </table:table-cell>
          <table:table-cell office:value-type="string" table:style-name="ce3">
            <text:p>N/A ou Não sabe</text:p>
          </table:table-cell>
          <table:table-cell office:value-type="string" table:style-name="ce3">
            <text:p>Piorou</text:p>
          </table:table-cell>
          <table:table-cell office:value-type="string" table:style-name="ce3">
            <text:p>N/A ou Não sabe</text:p>
          </table:table-cell>
          <table:table-cell office:value-type="string" table:style-name="ce3">
            <text:p>N/A ou Não sabe</text:p>
          </table:table-cell>
          <table:table-cell office:value-type="string" table:style-name="ce3">
            <text:p>Sim (retornou todas as atividades presenciais)</text:p>
          </table:table-cell>
          <table:table-cell office:value-type="date" office:date-value="2022-03-01T00:00:00" table:style-name="ce2">
            <text:p>01/03/2022</text:p>
          </table:table-cell>
          <table:table-cell office:value-type="string" table:style-name="ce3">
            <text:p>Sim vacinado com duas doses, com vacina de dose única e dose de reforço</text:p>
          </table:table-cell>
          <table:table-cell office:value-type="string" table:style-name="ce3">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Transporte urbano, Aluguel, Alimentação</text:p>
          </table:table-cell>
          <table:table-cell office:value-type="string" table:style-name="ce3">
            <text:p>O mercado e o valor do transporte aumentaram muito com o alto custo dos combustiveis.</text:p>
          </table:table-cell>
          <table:table-cell office:value-type="string" table:style-name="ce3">
            <text:p>Muito lentamente</text:p>
          </table:table-cell>
          <table:table-cell office:value-type="string" table:style-name="ce3">
            <text:p>Fez o correto em pausar temporariamente as aulas, mas acabou deixando a desejar numa resposta rápida e dando auxilio aos alunos.</text:p>
          </table:table-cell>
          <table:table-cell office:value-type="string" table:style-name="ce3">
            <text:p>Gostaria que eles tivessem tomado decisões mais rapidamente em relação as aulas e ja terem um suport EAD pronto para possiveis situações como essa.</text:p>
          </table:table-cell>
          <table:table-cell office:value-type="string" table:style-name="ce3">
            <text:p>Não sei</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18T13:58:18" table:style-name="ce2">
            <text:p>18/11/2022</text:p>
          </table:table-cell>
          <table:table-cell office:value-type="float" office:value="30" table:style-name="ce3">
            <text:p>30</text:p>
          </table:table-cell>
          <table:table-cell office:value-type="string" table:style-name="ce3">
            <text:p>Feminino</text:p>
          </table:table-cell>
          <table:table-cell office:value-type="string" table:style-name="ce3">
            <text:p>União Estável/Vivendo junto</text:p>
          </table:table-cell>
          <table:table-cell office:value-type="string" table:style-name="ce3">
            <text:p>Bolsist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devido a alterações em suas condições de vida, incluindo o fechamento de alojamentos, perda de emprego, etc.</text:p>
          </table:table-cell>
          <table:table-cell office:value-type="string" table:style-name="ce3">
            <text:p>Melhor do que antes</text:p>
          </table:table-cell>
          <table:table-cell office:value-type="string" table:style-name="ce3">
            <text:p>Muito pior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Muito pior do que antes</text:p>
          </table:table-cell>
          <table:table-cell table:style-name="ce1"/>
          <table:table-cell office:value-type="string" table:style-name="ce3">
            <text:p>N/A ou Não sabe</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Piorou</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Sim</text:p>
          </table:table-cell>
          <table:table-cell office:value-type="string" table:style-name="ce3">
            <text:p>N/A ou Não sabe</text:p>
          </table:table-cell>
          <table:table-cell office:value-type="string" table:style-name="ce7">
            <text:p>Relacionadas com saúde, Aluguel, Internet, Alimentação</text:p>
          </table:table-cell>
          <table:table-cell table:style-name="ce1"/>
          <table:table-cell office:value-type="string" table:style-name="ce3">
            <text:p>Muito lentamente</text:p>
          </table:table-cell>
          <table:table-cell office:value-type="string" table:style-name="ce3">
            <text:p>Reconheço que minha instituição fez o necessário, porém foi a última das pública a tomar qualquer atitude. Prudente, porém sempre tardia e seguindo as demais apenas.<text:s/></text:p>
          </table:table-cell>
          <table:table-cell office:value-type="string" table:style-name="ce3">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3">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3">
            <text:p>Pior do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1">
          <table:table-cell office:value-type="date" office:date-value="2022-11-20T18:50:49" table:style-name="ce2">
            <text:p>20/11/2022</text:p>
          </table:table-cell>
          <table:table-cell office:value-type="float" office:value="51" table:style-name="ce3">
            <text:p>51</text:p>
          </table:table-cell>
          <table:table-cell office:value-type="string" table:style-name="ce3">
            <text:p>Feminino</text:p>
          </table:table-cell>
          <table:table-cell office:value-type="string" table:style-name="ce3">
            <text:p>Casado(a)</text:p>
          </table:table-cell>
          <table:table-cell office:value-type="string" table:style-name="ce3">
            <text:p>Servidora públic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table:style-name="ce1"/>
          <table:table-cell office:value-type="date" office:date-value="2020-03-20T00:00:00" table:style-name="ce2">
            <text:p>20/03/2020</text:p>
          </table:table-cell>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3-15T00:00:00" table:style-name="ce2">
            <text:p>15/03/2022</text:p>
          </table:table-cell>
          <table:table-cell office:value-type="string" table:style-name="ce3">
            <text:p>Sim vacinado com duas doses, com vacina de dose única e dose de reforço</text:p>
          </table:table-cell>
          <table:table-cell table:style-name="ce1"/>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N/A ou Não sabe</text:p>
          </table:table-cell>
          <table:table-cell office:value-type="string" table:style-name="ce7">
            <text:p>Internet, Alimentação</text:p>
          </table:table-cell>
          <table:table-cell table:style-name="ce1"/>
          <table:table-cell office:value-type="string" table:style-name="ce3">
            <text:p>Muito lentamente</text:p>
          </table:table-cell>
          <table:table-cell office:value-type="string" table:style-name="ce3">
            <text:p>Após a adaptação ao uso das plataformas de reunião virtual, foram realizados vários webinars e eventos on-line, com pessoas de vários lugares do país, democratizando o acesso à educação.</text:p>
          </table:table-cell>
          <table:table-cell office:value-type="string" table:style-name="ce3">
            <text:p>A instituição poderia ter retomado as aulas, de forma telepresencial, num prazo mais curto, evitando a perda/atraso do semestre para os alunos.</text:p>
          </table:table-cell>
          <table:table-cell office:value-type="string" table:style-name="ce3">
            <text:p>Propiciar mais palestras sobre saúde mental dos alunos e trabalhadore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1">
          <table:table-cell office:value-type="date" office:date-value="2022-11-20T20:09:31" table:style-name="ce2">
            <text:p>20/11/2022</text:p>
          </table:table-cell>
          <table:table-cell office:value-type="float" office:value="23" table:style-name="ce3">
            <text:p>23</text:p>
          </table:table-cell>
          <table:table-cell office:value-type="string" table:style-name="ce3">
            <text:p>Feminino</text:p>
          </table:table-cell>
          <table:table-cell office:value-type="string" table:style-name="ce3">
            <text:p>Solteiro(a)</text:p>
          </table:table-cell>
          <table:table-cell office:value-type="string" table:style-name="ce3">
            <text:p>Dependente (dos pais, etc.)</text:p>
          </table:table-cell>
          <table:table-cell office:value-type="string" table:style-name="ce3">
            <text:p>SP</text:p>
          </table:table-cell>
          <table:table-cell office:value-type="string" table:style-name="ce7">
            <text:p>FMJ</text:p>
          </table:table-cell>
          <table:table-cell office:value-type="string" table:style-name="ce3">
            <text:p>Medicina</text:p>
          </table:table-cell>
          <table:table-cell office:value-type="string" table:style-name="ce3">
            <text:p>Graduação</text:p>
          </table:table-cell>
          <table:table-cell office:value-type="date" office:date-value="2019-02-16T00:00:00" table:style-name="ce2">
            <text:p>16/02/2019</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office:value-type="string" table:style-name="ce3">
            <text:p>Minha instituição utilizou o google classroom, aulas via zoom e google meets</text:p>
          </table:table-cell>
          <table:table-cell office:value-type="date" office:date-value="2020-03-16T00:00:00" table:style-name="ce2">
            <text:p>16/03/2020</text:p>
          </table:table-cell>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Melhor do que antes</text:p>
          </table:table-cell>
          <table:table-cell office:value-type="string" table:style-name="ce3">
            <text:p>O mesmo qu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Melhorou</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0-10-12T00:00:00" table:style-name="ce2">
            <text:p>12/10/2020</text:p>
          </table:table-cell>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Diminuiu</text:p>
          </table:table-cell>
          <table:table-cell office:value-type="string" table:style-name="ce3">
            <text:p>Sim</text:p>
          </table:table-cell>
          <table:table-cell office:value-type="string" table:style-name="ce3">
            <text:p>Estão mais ou menos as mesmas</text:p>
          </table:table-cell>
          <table:table-cell office:value-type="string" table:style-name="ce7">
            <text:p>Viagens/deslocamentos, Transporte urbano, Aluguel</text:p>
          </table:table-cell>
          <table:table-cell table:style-name="ce1"/>
          <table:table-cell office:value-type="string" table:style-name="ce3">
            <text:p>Muito rapidamente</text:p>
          </table:table-cell>
          <table:table-cell office:value-type="string" table:style-name="ce3">
            <text:p>aulas via google meets/zoom, utilização de google classroom, biblioteca virtual</text:p>
          </table:table-cell>
          <table:table-cell office:value-type="string" table:style-name="ce3">
            <text:p>reposição das aulas práticas, aula de paramentação<text:s/></text:p>
          </table:table-cell>
          <table:table-cell office:value-type="string" table:style-name="ce3">
            <text:p>...</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0T20:11:20" table:style-name="ce2">
            <text:p>20/11/2022</text:p>
          </table:table-cell>
          <table:table-cell office:value-type="float" office:value="23" table:style-name="ce3">
            <text:p>23</text:p>
          </table:table-cell>
          <table:table-cell office:value-type="string" table:style-name="ce3">
            <text:p>Feminino</text:p>
          </table:table-cell>
          <table:table-cell office:value-type="string" table:style-name="ce3">
            <text:p>União Estável/Vivendo junto</text:p>
          </table:table-cell>
          <table:table-cell office:value-type="string" table:style-name="ce3">
            <text:p>Dependente (dos pais, etc.)</text:p>
          </table:table-cell>
          <table:table-cell office:value-type="string" table:style-name="ce3">
            <text:p>SP</text:p>
          </table:table-cell>
          <table:table-cell office:value-type="string" table:style-name="ce7">
            <text:p>FMJ</text:p>
          </table:table-cell>
          <table:table-cell office:value-type="string" table:style-name="ce3">
            <text:p>Medicina</text:p>
          </table:table-cell>
          <table:table-cell office:value-type="string" table:style-name="ce3">
            <text:p>Graduação</text:p>
          </table:table-cell>
          <table:table-cell office:value-type="date" office:date-value="2019-03-11T00:00:00" table:style-name="ce2">
            <text:p>11/03/2019</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Foi colocada muita pressão no retorno às aulas presenciais sem ter auxílio algum para compensar o tempo EAD.</text:p>
          </table:table-cell>
          <table:table-cell office:value-type="string" table:style-name="ce3">
            <text:p>Pioraram</text:p>
          </table:table-cell>
          <table:table-cell office:value-type="string" table:style-name="ce3">
            <text:p>Piorou</text:p>
          </table:table-cell>
          <table:table-cell office:value-type="string" table:style-name="ce3">
            <text:p>Ficou mais ou menos o mesmo</text:p>
          </table:table-cell>
          <table:table-cell office:value-type="string" table:style-name="ce3">
            <text:p>Piorou</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Aluguel, 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21T15:25:29" table:style-name="ce2">
            <text:p>21/11/2022</text:p>
          </table:table-cell>
          <table:table-cell office:value-type="float" office:value="34" table:style-name="ce3">
            <text:p>34</text:p>
          </table:table-cell>
          <table:table-cell office:value-type="string" table:style-name="ce3">
            <text:p>Feminino</text:p>
          </table:table-cell>
          <table:table-cell office:value-type="string" table:style-name="ce3">
            <text:p>Casado(a)</text:p>
          </table:table-cell>
          <table:table-cell office:value-type="string" table:style-name="ce3">
            <text:p>Bolsist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1-08-01T00:00:00" table:style-name="ce2">
            <text:p>01/08/2021</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Pior qu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Muito melhor do que antes</text:p>
          </table:table-cell>
          <table:table-cell office:value-type="string" table:style-name="ce3">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3">
            <text:p>Foram mais ou menos o mesmo</text:p>
          </table:table-cell>
          <table:table-cell office:value-type="string" table:style-name="ce3">
            <text:p>Melh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2-01T00:00:00" table:style-name="ce2">
            <text:p>01/02/2022</text:p>
          </table:table-cell>
          <table:table-cell office:value-type="string" table:style-name="ce3">
            <text:p>Sim vacinado com duas doses, com vacina de dose única e dose de reforço</text:p>
          </table:table-cell>
          <table:table-cell office:value-type="string" table:style-name="ce3">
            <text:p>Administrar os deveres do lar (casa, filhos, limpeza, refeições) com assistir às aulas on-line, ao mesmo tempo, como filhos solicitando atenção ao mesmo tempo em que se assistia a uma aula online etc.</text:p>
          </table:table-cell>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Aluguel, Internet</text:p>
          </table:table-cell>
          <table:table-cell office:value-type="string" table:style-name="ce3">
            <text:p>A pandemia ampliou as oportunidades remotas na minha área, mas complicou no que tange às aulas de meu marido, a quem possui uma escola de negócios física, com aulas presenciais.</text:p>
          </table:table-cell>
          <table:table-cell office:value-type="string" table:style-name="ce3">
            <text:p>Muito rapidamente</text:p>
          </table:table-cell>
          <table:table-cell office:value-type="string" table:style-name="ce3">
            <text:p>Suspender as aulas presenciais e transferir para o modo remoto.</text:p>
          </table:table-cell>
          <table:table-cell office:value-type="string" table:style-name="ce3">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3">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3">
            <text:p>Muito melhor do que antes</text:p>
          </table:table-cell>
          <table:table-cell office:value-type="string" table:style-name="ce3">
            <text:p>Muito melhor do que antes</text:p>
          </table:table-cell>
          <table:table-cell office:value-type="string" table:style-name="ce3">
            <text:p>Muito melhor do que antes</text:p>
          </table:table-cell>
          <table:table-cell office:value-type="string" table:style-name="ce3">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1">
          <table:table-cell office:value-type="date" office:date-value="2022-11-21T15:27:59" table:style-name="ce2">
            <text:p>21/11/2022</text:p>
          </table:table-cell>
          <table:table-cell office:value-type="float" office:value="41" table:style-name="ce3">
            <text:p>41</text:p>
          </table:table-cell>
          <table:table-cell office:value-type="string" table:style-name="ce3">
            <text:p>Feminino</text:p>
          </table:table-cell>
          <table:table-cell office:value-type="string" table:style-name="ce3">
            <text:p>Casado(a)</text:p>
          </table:table-cell>
          <table:table-cell office:value-type="string" table:style-name="ce3">
            <text:p>Autônomo(a)</text:p>
          </table:table-cell>
          <table:table-cell office:value-type="string" table:style-name="ce3">
            <text:p>SP</text:p>
          </table:table-cell>
          <table:table-cell office:value-type="string" table:style-name="ce7">
            <text:p>UFSCar</text:p>
          </table:table-cell>
          <table:table-cell office:value-type="string" table:style-name="ce3">
            <text:p>Pós-Graduação em Biblioteconomia e Ciência da Informação</text:p>
          </table:table-cell>
          <table:table-cell office:value-type="string" table:style-name="ce3">
            <text:p>Mestrado</text:p>
          </table:table-cell>
          <table:table-cell office:value-type="date" office:date-value="2022-03-28T00:00:00" table:style-name="ce2">
            <text:p>28/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durante a pandemia desenvolvi um nível elevado de ansiedade, engordei 10 kilos e perdi a vontade de trabalhar, limpar a casa ou sair</text:p>
          </table:table-cell>
          <table:table-cell office:value-type="string" table:style-name="ce3">
            <text:p>Pioraram</text:p>
          </table:table-cell>
          <table:table-cell office:value-type="string" table:style-name="ce3">
            <text:p>Piorou</text:p>
          </table:table-cell>
          <table:table-cell office:value-type="string" table:style-name="ce3">
            <text:p>Pioraram</text:p>
          </table:table-cell>
          <table:table-cell office:value-type="string" table:style-name="ce3">
            <text:p>Era mais ou menos o mesmo</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office:value-type="date" office:date-value="2022-07-01T00:00:00" table:style-name="ce2">
            <text:p>01/07/2022</text:p>
          </table:table-cell>
          <table:table-cell office:value-type="string" table:style-name="ce3">
            <text:p>Sim vacinado com duas doses ou com vacina de dose única</text:p>
          </table:table-cell>
          <table:table-cell office:value-type="string" table:style-name="ce3">
            <text:p>durante a pandemia não havia intereção e não dava vontade de fazer os trabalhos, mas fiz todos<text:s/></text:p>
          </table:table-cell>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Internet, Alimentação</text:p>
          </table:table-cell>
          <table:table-cell table:style-name="ce1"/>
          <table:table-cell office:value-type="string" table:style-name="ce3">
            <text:p>De forma oportuna e prudente</text:p>
          </table:table-cell>
          <table:table-cell office:value-type="string" table:style-name="ce3">
            <text:p>diponibilizou todas as aulas online</text:p>
          </table:table-cell>
          <table:table-cell office:value-type="string" table:style-name="ce3">
            <text:p>não tenho</text:p>
          </table:table-cell>
          <table:table-cell table:style-name="ce1"/>
          <table:table-cell office:value-type="string" table:style-name="ce3">
            <text:p>Muito pior do que antes</text:p>
          </table:table-cell>
          <table:table-cell office:value-type="string" table:style-name="ce3">
            <text:p>Muito pior do que antes</text:p>
          </table:table-cell>
          <table:table-cell office:value-type="string" table:style-name="ce3">
            <text:p>Muito pior do que antes</text:p>
          </table:table-cell>
          <table:table-cell table:number-columns-repeated="16333" table:style-name="ce1"/>
        </table:table-row>
        <table:table-row table:style-name="ro1">
          <table:table-cell office:value-type="date" office:date-value="2022-11-21T15:35:52" table:style-name="ce2">
            <text:p>21/11/2022</text:p>
          </table:table-cell>
          <table:table-cell office:value-type="float" office:value="41" table:style-name="ce3">
            <text:p>41</text:p>
          </table:table-cell>
          <table:table-cell office:value-type="string" table:style-name="ce3">
            <text:p>Masculino</text:p>
          </table:table-cell>
          <table:table-cell office:value-type="string" table:style-name="ce3">
            <text:p>União Estável/Vivendo junto</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Não</text:p>
          </table:table-cell>
          <table:table-cell office:value-type="string" table:style-name="ce3">
            <text:p>Famíli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O mesmo de antes</text:p>
          </table:table-cell>
          <table:table-cell office:value-type="string" table:style-name="ce3">
            <text:p>N/A ou Não Sabe</text:p>
          </table:table-cell>
          <table:table-cell table:style-name="ce1"/>
          <table:table-cell office:value-type="string" table:style-name="ce3">
            <text:p>N/A ou Não sabe</text:p>
          </table:table-cell>
          <table:table-cell office:value-type="string" table:style-name="ce3">
            <text:p>N/A ou Não sabe</text:p>
          </table:table-cell>
          <table:table-cell office:value-type="string" table:style-name="ce3">
            <text:p>Ficou mais ou menos o mesmo</text:p>
          </table:table-cell>
          <table:table-cell office:value-type="string" table:style-name="ce3">
            <text:p>N/A ou Não sabe</text:p>
          </table:table-cell>
          <table:table-cell office:value-type="string" table:style-name="ce3">
            <text:p>Diminuiu</text:p>
          </table:table-cell>
          <table:table-cell office:value-type="string" table:style-name="ce3">
            <text:p>N/A ou Não sabe</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Aumentaram</text:p>
          </table:table-cell>
          <table:table-cell office:value-type="string" table:style-name="ce7">
            <text:p>Viagens/deslocamentos, Aluguel, 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1T16:26:13" table:style-name="ce2">
            <text:p>21/11/2022</text:p>
          </table:table-cell>
          <table:table-cell office:value-type="float" office:value="54" table:style-name="ce3">
            <text:p>54</text:p>
          </table:table-cell>
          <table:table-cell office:value-type="string" table:style-name="ce3">
            <text:p>Feminino</text:p>
          </table:table-cell>
          <table:table-cell office:value-type="string" table:style-name="ce3">
            <text:p>Divorciado(a)/Separado(a)</text:p>
          </table:table-cell>
          <table:table-cell office:value-type="string" table:style-name="ce3">
            <text:p>Empregado(a)</text:p>
          </table:table-cell>
          <table:table-cell office:value-type="string" table:style-name="ce3">
            <text:p>SP</text:p>
          </table:table-cell>
          <table:table-cell office:value-type="string" table:style-name="ce7">
            <text:p>UFSCar</text:p>
          </table:table-cell>
          <table:table-cell office:value-type="string" table:style-name="ce3">
            <text:p>Pós-Graduação em Biblioteconomia e Ciência da Informação</text:p>
          </table:table-cell>
          <table:table-cell office:value-type="string" table:style-name="ce3">
            <text:p>Mest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Sim</text:p>
          </table:table-cell>
          <table:table-cell office:value-type="string" table:style-name="ce3">
            <text:p>A Universidade Disponibilizou notebooks para os alunos em vulnerabilidade, para que pudessem continuar seus estudo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Muito melhor do que antes</text:p>
          </table:table-cell>
          <table:table-cell office:value-type="string" table:style-name="ce3">
            <text:p>Em minha experiência pessoal, o isolamento provocado pela pandemia proporcionou maior autoconhecimento.</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Eu não estava estudando na época da pandemia (2020-2021), aproveitei esse período para escrever projeto e me preparar para ingressar no mestrado em 2022.</text:p>
          </table:table-cell>
          <table:table-cell office:value-type="string" table:style-name="ce3">
            <text:p>Foram mais ou menos os mesmos</text:p>
          </table:table-cell>
          <table:table-cell office:value-type="string" table:style-name="ce3">
            <text:p>Aumentou</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Alimentação</text:p>
          </table:table-cell>
          <table:table-cell table:style-name="ce1"/>
          <table:table-cell office:value-type="string" table:style-name="ce3">
            <text:p>Muito lentamente</text:p>
          </table:table-cell>
          <table:table-cell office:value-type="string" table:style-name="ce3">
            <text:p>Não estava em aula à época</text:p>
          </table:table-cell>
          <table:table-cell office:value-type="string" table:style-name="ce3">
            <text:p>Não estava em aula à época</text:p>
          </table:table-cell>
          <table:table-cell office:value-type="string" table:style-name="ce3">
            <text:p>Não tenho informações a respeito</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Sou funcionária pública em uma cidade de porte médio, não tive grandes problemas para cumprir o isolamento exigido pela pandemia.</text:p>
          </table:table-cell>
          <table:table-cell table:number-columns-repeated="16332"/>
        </table:table-row>
        <table:table-row table:style-name="ro1">
          <table:table-cell office:value-type="date" office:date-value="2022-11-21T17:57:53" table:style-name="ce2">
            <text:p>21/11/2022</text:p>
          </table:table-cell>
          <table:table-cell office:value-type="float" office:value="18" table:style-name="ce3">
            <text:p>18</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FATEC</text:p>
          </table:table-cell>
          <table:table-cell office:value-type="string" table:style-name="ce3">
            <text:p>Gestão da Tecnologia da Informação<text:s/></text:p>
          </table:table-cell>
          <table:table-cell office:value-type="string" table:style-name="ce3">
            <text:p>Graduação</text:p>
          </table:table-cell>
          <table:table-cell office:value-type="date" office:date-value="2022-02-07T00:00:00" table:style-name="ce2">
            <text:p>07/02/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Melhorou</text:p>
          </table:table-cell>
          <table:table-cell office:value-type="string" table:style-name="ce3">
            <text:p>Pioraram</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7-20T00:00:00" table:style-name="ce2">
            <text:p>20/07/2022</text:p>
          </table:table-cell>
          <table:table-cell office:value-type="string" table:style-name="ce3">
            <text:p>Sim vacinado com duas doses ou com vacina de dose única</text:p>
          </table:table-cell>
          <table:table-cell table:style-name="ce1"/>
          <table:table-cell office:value-type="string" table:style-name="ce3">
            <text:p>Diminuiram</text:p>
          </table:table-cell>
          <table:table-cell office:value-type="string" table:style-name="ce3">
            <text:p>Está mais ou menos a mesma</text:p>
          </table:table-cell>
          <table:table-cell office:value-type="string" table:style-name="ce3">
            <text:p>Sim</text:p>
          </table:table-cell>
          <table:table-cell office:value-type="string" table:style-name="ce3">
            <text:p>Estão mais ou menos as mesmas</text:p>
          </table:table-cell>
          <table:table-cell office:value-type="string" table:style-name="ce7">
            <text:p>Internet</text:p>
          </table:table-cell>
          <table:table-cell table:style-name="ce1"/>
          <table:table-cell office:value-type="string" table:style-name="ce3">
            <text:p>De forma oportuna e prudente</text:p>
          </table:table-cell>
          <table:table-cell office:value-type="string" table:style-name="ce3">
            <text:p>Reconheço que minha instituição aguardou até o momento mais seguro para o retorno presencial.</text:p>
          </table:table-cell>
          <table:table-cell table:number-columns-repeated="2" table:style-name="ce1"/>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Foi uma época difícil para todos nós, principalmente pelas perdas e adaptações. Na área estudantil, ela acabou por me aproximar mais dos professores.</text:p>
          </table:table-cell>
          <table:table-cell table:number-columns-repeated="16332"/>
        </table:table-row>
        <table:table-row table:style-name="ro1">
          <table:table-cell office:value-type="date" office:date-value="2022-11-21T18:24:55" table:style-name="ce2">
            <text:p>21/11/2022</text:p>
          </table:table-cell>
          <table:table-cell office:value-type="float" office:value="20" table:style-name="ce3">
            <text:p>20</text:p>
          </table:table-cell>
          <table:table-cell office:value-type="string" table:style-name="ce3">
            <text:p>Masculino</text:p>
          </table:table-cell>
          <table:table-cell office:value-type="string" table:style-name="ce3">
            <text:p>Solteiro(a)</text:p>
          </table:table-cell>
          <table:table-cell office:value-type="string" table:style-name="ce3">
            <text:p>Estagiário(a)</text:p>
          </table:table-cell>
          <table:table-cell office:value-type="string" table:style-name="ce3">
            <text:p>SP</text:p>
          </table:table-cell>
          <table:table-cell office:value-type="string" table:style-name="ce7">
            <text:p>IMESB</text:p>
          </table:table-cell>
          <table:table-cell office:value-type="string" table:style-name="ce3">
            <text:p>Bacharel em Direito</text:p>
          </table:table-cell>
          <table:table-cell office:value-type="string" table:style-name="ce3">
            <text:p>Graduação</text:p>
          </table:table-cell>
          <table:table-cell office:value-type="date" office:date-value="2020-01-01T00:00:00" table:style-name="ce2">
            <text:p>01/01/2020</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table:style-name="ce1"/>
          <table:table-cell office:value-type="date" office:date-value="2020-04-15T00:00:00" table:style-name="ce2">
            <text:p>15/04/2020</text:p>
          </table:table-cell>
          <table:table-cell office:value-type="string" table:style-name="ce3">
            <text:p>Em outra cidade da instituição de ensino mas dentro do mesmo estado</text:p>
          </table:table-cell>
          <table:table-cell office:value-type="string" table:style-name="ce3">
            <text:p>Não</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devido a alterações em suas condições de vida, incluindo o fechamento de alojamentos, perda de emprego, etc.</text:p>
          </table:table-cell>
          <table:table-cell office:value-type="string" table:style-name="ce3">
            <text:p>Pior do que antes</text:p>
          </table:table-cell>
          <table:table-cell office:value-type="string" table:style-name="ce3">
            <text:p>O mesmo que antes</text:p>
          </table:table-cell>
          <table:table-cell office:value-type="string" table:style-name="ce3">
            <text:p>Pior do que antes</text:p>
          </table:table-cell>
          <table:table-cell office:value-type="string" table:style-name="ce3">
            <text:p>Muito 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office:value-type="date" office:date-value="2022-02-15T00:00:00" table:style-name="ce2">
            <text:p>15/02/2022</text:p>
          </table:table-cell>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Está mais ou menos a mesma</text:p>
          </table:table-cell>
          <table:table-cell office:value-type="string" table:style-name="ce3">
            <text:p>Não</text:p>
          </table:table-cell>
          <table:table-cell office:value-type="string" table:style-name="ce3">
            <text:p>Aumentaram</text:p>
          </table:table-cell>
          <table:table-cell office:value-type="string" table:style-name="ce7">
            <text:p>Viagens/deslocamentos, Alimentação, Outras (não relacionadas)</text:p>
          </table:table-cell>
          <table:table-cell table:style-name="ce1"/>
          <table:table-cell office:value-type="string" table:style-name="ce3">
            <text:p>De forma oportuna e prudente</text:p>
          </table:table-cell>
          <table:table-cell office:value-type="string" table:style-name="ce3">
            <text:p>Reconheço que minha instituição seguiu todas as orientações prestadas pelo Ministério da Saúde e pelo MEC, para então podermos ter aula a distância, já que o Direito não<text:s/></text:p>
          </table:table-cell>
          <table:table-cell office:value-type="string" table:style-name="ce3">
            <text:p>Roda de conversa e curso de inglês.</text:p>
          </table:table-cell>
          <table:table-cell table:style-name="ce1"/>
          <table:table-cell office:value-type="string" table:style-name="ce3">
            <text:p>Pior do que antes</text:p>
          </table:table-cell>
          <table:table-cell office:value-type="string" table:style-name="ce3">
            <text:p>Pior do que antes</text:p>
          </table:table-cell>
          <table:table-cell office:value-type="string" table:style-name="ce3">
            <text:p>Muito pior do que antes</text:p>
          </table:table-cell>
          <table:table-cell table:number-columns-repeated="16333" table:style-name="ce1"/>
        </table:table-row>
        <table:table-row table:style-name="ro1">
          <table:table-cell office:value-type="date" office:date-value="2022-11-21T21:05:13" table:style-name="ce2">
            <text:p>21/11/2022</text:p>
          </table:table-cell>
          <table:table-cell office:value-type="float" office:value="43" table:style-name="ce3">
            <text:p>43</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UNOPAR<text:s/></text:p>
          </table:table-cell>
          <table:table-cell office:value-type="string" table:style-name="ce3">
            <text:p>Pós-Graduação em Educação Especial e Inclusiva</text:p>
          </table:table-cell>
          <table:table-cell office:value-type="string" table:style-name="ce3">
            <text:p>Especialização/MBA</text:p>
          </table:table-cell>
          <table:table-cell office:value-type="date" office:date-value="2022-07-05T00:00:00" table:style-name="ce2">
            <text:p>05/07/2022</text:p>
          </table:table-cell>
          <table:table-cell office:value-type="string" table:style-name="ce3">
            <text:p>Privad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Sim</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Aumentou</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Sim</text:p>
          </table:table-cell>
          <table:table-cell office:value-type="string" table:style-name="ce3">
            <text:p>Estão mais ou menos as mesmas</text:p>
          </table:table-cell>
          <table:table-cell office:value-type="string" table:style-name="ce7">
            <text:p>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1T22:11:51" table:style-name="ce2">
            <text:p>21/11/2022</text:p>
          </table:table-cell>
          <table:table-cell office:value-type="float" office:value="19" table:style-name="ce3">
            <text:p>19</text:p>
          </table:table-cell>
          <table:table-cell office:value-type="string" table:style-name="ce3">
            <text:p>Femin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UNIARA</text:p>
          </table:table-cell>
          <table:table-cell office:value-type="string" table:style-name="ce3">
            <text:p>Arquitetura e Urbanismo<text:s/></text:p>
          </table:table-cell>
          <table:table-cell office:value-type="string" table:style-name="ce3">
            <text:p>Graduação</text:p>
          </table:table-cell>
          <table:table-cell office:value-type="date" office:date-value="2021-03-01T00:00:00" table:style-name="ce2">
            <text:p>01/03/2021</text:p>
          </table:table-cell>
          <table:table-cell office:value-type="string" table:style-name="ce3">
            <text:p>Privad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Não</text:p>
          </table:table-cell>
          <table:table-cell office:value-type="string" table:style-name="ce3">
            <text:p>Ajuda ou assistência de pessoas desconhecidas</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N/A ou Não sabe</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N/A ou Não quero responder</text:p>
          </table:table-cell>
          <table:table-cell office:value-type="string" table:style-name="ce3">
            <text:p>Não</text:p>
          </table:table-cell>
          <table:table-cell office:value-type="string" table:style-name="ce3">
            <text:p>N/A ou Não sabe</text:p>
          </table:table-cell>
          <table:table-cell office:value-type="string" table:style-name="ce7">
            <text:p>Alimentação</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21T22:59:58" table:style-name="ce2">
            <text:p>21/11/2022</text:p>
          </table:table-cell>
          <table:table-cell office:value-type="float" office:value="29" table:style-name="ce3">
            <text:p>29</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Mestrado</text:p>
          </table:table-cell>
          <table:table-cell table:style-name="ce4"/>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text:p>
          </table:table-cell>
          <table:table-cell office:value-type="string" table:style-name="ce3">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3">
            <text:p>Fora do campus, mas na mesma cidade da instituição de ensino</text:p>
          </table:table-cell>
          <table:table-cell office:value-type="string" table:style-name="ce3">
            <text:p>Não</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3">
            <text:p>Foram mais ou menos o mesmo</text:p>
          </table:table-cell>
          <table:table-cell office:value-type="string" table:style-name="ce3">
            <text:p>Piorou</text:p>
          </table:table-cell>
          <table:table-cell office:value-type="string" table:style-name="ce3">
            <text:p>Pioraram</text:p>
          </table:table-cell>
          <table:table-cell office:value-type="string" table:style-name="ce3">
            <text:p>Era mais ou menos o mesmo</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Diminuiram</text:p>
          </table:table-cell>
          <table:table-cell office:value-type="string" table:style-name="ce7">
            <text:p>Outras (não relacionadas)</text:p>
          </table:table-cell>
          <table:table-cell table:style-name="ce1"/>
          <table:table-cell office:value-type="string" table:style-name="ce3">
            <text:p>Muito rapidamente</text:p>
          </table:table-cell>
          <table:table-cell table:number-columns-repeated="3" table:style-name="ce1"/>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office:value-type="string" table:style-name="ce3">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1">
          <table:table-cell office:value-type="date" office:date-value="2022-11-23T08:12:21" table:style-name="ce2">
            <text:p>23/11/2022</text:p>
          </table:table-cell>
          <table:table-cell office:value-type="float" office:value="60" table:style-name="ce3">
            <text:p>60</text:p>
          </table:table-cell>
          <table:table-cell office:value-type="string" table:style-name="ce3">
            <text:p>Feminino</text:p>
          </table:table-cell>
          <table:table-cell office:value-type="string" table:style-name="ce3">
            <text:p>Casado(a)</text:p>
          </table:table-cell>
          <table:table-cell office:value-type="string" table:style-name="ce3">
            <text:p>Bolsista</text:p>
          </table:table-cell>
          <table:table-cell office:value-type="string" table:style-name="ce3">
            <text:p>SP</text:p>
          </table:table-cell>
          <table:table-cell office:value-type="string" table:style-name="ce7">
            <text:p>SEBRAE</text:p>
          </table:table-cell>
          <table:table-cell office:value-type="string" table:style-name="ce3">
            <text:p>Bolsista de Estimulo à Inovação em Moda</text:p>
          </table:table-cell>
          <table:table-cell office:value-type="string" table:style-name="ce3">
            <text:p>Doutorado</text:p>
          </table:table-cell>
          <table:table-cell office:value-type="date" office:date-value="2022-02-01T00:00:00" table:style-name="ce2">
            <text:p>01/02/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office:value-type="string" table:style-name="ce3">
            <text:p>O atendimento do bolsista em Campo era presencial e passou a ser remoto ou hibrido</text:p>
          </table:table-cell>
          <table:table-cell office:value-type="date" office:date-value="2022-03-20T00:00:00" table:style-name="ce2">
            <text:p>20/03/2022</text:p>
          </table:table-cell>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scriminação por pessoas desconhecidas</text:p>
          </table:table-cell>
          <table:table-cell office:value-type="string" table:style-name="ce3">
            <text:p>O mesmo d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em alguma medida evito vida social e compromissos em excesso</text:p>
          </table:table-cell>
          <table:table-cell office:value-type="string" table:style-name="ce3">
            <text:p>Foram mais ou menos o mesmo</text:p>
          </table:table-cell>
          <table:table-cell office:value-type="string" table:style-name="ce3">
            <text:p>Pi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3-07T00:00:00" table:style-name="ce2">
            <text:p>07/03/2022</text:p>
          </table:table-cell>
          <table:table-cell office:value-type="string" table:style-name="ce3">
            <text:p>Sim vacinado com duas doses, com vacina de dose única e dose de reforço</text:p>
          </table:table-cell>
          <table:table-cell office:value-type="string" table:style-name="ce3">
            <text:p>Faço curso de extensão na minha área e Oriento bolsistas e alunos de firma remota</text:p>
          </table:table-cell>
          <table:table-cell office:value-type="string" table:style-name="ce3">
            <text:p>Diminuiram</text:p>
          </table:table-cell>
          <table:table-cell office:value-type="string" table:style-name="ce3">
            <text:p>Diminuiu</text:p>
          </table:table-cell>
          <table:table-cell office:value-type="string" table:style-name="ce3">
            <text:p>Não</text:p>
          </table:table-cell>
          <table:table-cell office:value-type="string" table:style-name="ce3">
            <text:p>Diminuiram</text:p>
          </table:table-cell>
          <table:table-cell office:value-type="string" table:style-name="ce7">
            <text:p>Alimentação</text:p>
          </table:table-cell>
          <table:table-cell office:value-type="string" table:style-name="ce3">
            <text:p>marido foi desligado do emprego</text:p>
          </table:table-cell>
          <table:table-cell office:value-type="string" table:style-name="ce3">
            <text:p>De forma oportuna e prudente</text:p>
          </table:table-cell>
          <table:table-cell office:value-type="string" table:style-name="ce3">
            <text:p>A instituição se adaptou ao que foi necessário</text:p>
          </table:table-cell>
          <table:table-cell office:value-type="string" table:style-name="ce3">
            <text:p>Criado videos instrutivos para o uso das plataformas remotas p as aula e aprimorar a qualidade da interação<text:s/></text:p>
          </table:table-cell>
          <table:table-cell office:value-type="string" table:style-name="ce3">
            <text:p>Mais ferramentas eficazes de interação remota</text:p>
          </table:table-cell>
          <table:table-cell office:value-type="string" table:style-name="ce3">
            <text:p>Pior do que antes</text:p>
          </table:table-cell>
          <table:table-cell office:value-type="string" table:style-name="ce3">
            <text:p>O mesmo d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30T13:00:16" table:style-name="ce2">
            <text:p>30/11/2022</text:p>
          </table:table-cell>
          <table:table-cell office:value-type="float" office:value="46" table:style-name="ce3">
            <text:p>46</text:p>
          </table:table-cell>
          <table:table-cell office:value-type="string" table:style-name="ce3">
            <text:p>Femin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3">
            <text:p>Foram mais ou menos o mesmo</text:p>
          </table:table-cell>
          <table:table-cell office:value-type="string" table:style-name="ce3">
            <text:p>Foi mais ou menos o mesmo</text:p>
          </table:table-cell>
          <table:table-cell office:value-type="string" table:style-name="ce3">
            <text:p>Pioraram</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Diminuiram</text:p>
          </table:table-cell>
          <table:table-cell office:value-type="string" table:style-name="ce7">
            <text:p>Relacionadas com saúde, Alimentação, Outras (não relacionadas)</text:p>
          </table:table-cell>
          <table:table-cell office:value-type="string" table:style-name="ce3">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3">
            <text:p>De forma oportuna e prudente</text:p>
          </table:table-cell>
          <table:table-cell office:value-type="string" table:style-name="ce3">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3">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3">
            <text:p>pudesse conscientizar a comunidade, quanto à escolha do tipo de máscara, <text:s/>principalmente durante o pico da pandemia, o que reduziria, possivelmente o número dos contágio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Eu e minha família passamos pela experiência com a COVID-19, três pessoas apenas tiveram contato com o coronavírus, no entanto, com sintomas leves.</text:p>
          </table:table-cell>
          <table:table-cell table:number-columns-repeated="16332"/>
        </table:table-row>
        <table:table-row table:style-name="ro1">
          <table:table-cell office:value-type="date" office:date-value="2022-12-04T21:27:48" table:style-name="ce2">
            <text:p>04/12/2022</text:p>
          </table:table-cell>
          <table:table-cell office:value-type="float" office:value="51" table:style-name="ce3">
            <text:p>51</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8-08T00:00:00" table:style-name="ce2">
            <text:p>08/08/2022</text:p>
          </table:table-cell>
          <table:table-cell office:value-type="string" table:style-name="ce3">
            <text:p>Privada</text:p>
          </table:table-cell>
          <table:table-cell office:value-type="string" table:style-name="ce3">
            <text:p>Local</text:p>
          </table:table-cell>
          <table:table-cell office:value-type="string" table:style-name="ce3">
            <text:p>Sim</text:p>
          </table:table-cell>
          <table:table-cell office:value-type="string" table:style-name="ce3">
            <text:p>Não</text:p>
          </table:table-cell>
          <table:table-cell office:value-type="string" table:style-name="ce3">
            <text:p>Não estudei durante a pandemia, o que poderá comprometer a fidelidade de algumas resposta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A qualidade de vida não se alterou durante a pandemia</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Não houve alteração na minha vida acadêmica.</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Outras (não relacionadas)</text:p>
          </table:table-cell>
          <table:table-cell office:value-type="string" table:style-name="ce3">
            <text:p>Não houve alteração financeira significativa.</text:p>
          </table:table-cell>
          <table:table-cell office:value-type="string" table:style-name="ce3">
            <text:p>De forma oportuna e prudente</text:p>
          </table:table-cell>
          <table:table-cell office:value-type="string" table:style-name="ce3">
            <text:p>Fechou o câmpus, mas manteve as aulas ministradas remotamente.</text:p>
          </table:table-cell>
          <table:table-cell table:number-columns-repeated="2" table:style-name="ce1"/>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2-05T22:57:03" table:style-name="ce2">
            <text:p>05/12/2022</text:p>
          </table:table-cell>
          <table:table-cell office:value-type="float" office:value="35" table:style-name="ce3">
            <text:p>35</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No começo foi confuso, mas depois tudo se organizou</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parcialmente melhor por poder trabalhar de hoomeoffice e negativo do ponto de vista de aumento de stress e falta de equilíbrio<text:s/></text:p>
          </table:table-cell>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ou com vacina de dose única</text:p>
          </table:table-cell>
          <table:table-cell office:value-type="string" table:style-name="ce3">
            <text:p>sem dificuldades</text:p>
          </table:table-cell>
          <table:table-cell office:value-type="string" table:style-name="ce3">
            <text:p>Foram mais ou menos os mesmos</text:p>
          </table:table-cell>
          <table:table-cell office:value-type="string" table:style-name="ce3">
            <text:p>Aumentou</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Alimentação</text:p>
          </table:table-cell>
          <table:table-cell office:value-type="string" table:style-name="ce3">
            <text:p>Sem comentários</text:p>
          </table:table-cell>
          <table:table-cell office:value-type="string" table:style-name="ce3">
            <text:p>De forma oportuna e prudente</text:p>
          </table:table-cell>
          <table:table-cell office:value-type="string" table:style-name="ce3">
            <text:p>Levar a serio a pandemia e tomar todas as medidas sanitárias.<text:s/></text:p>
          </table:table-cell>
          <table:table-cell office:value-type="string" table:style-name="ce3">
            <text:p>A priori não enxerguei nenhuma</text:p>
          </table:table-cell>
          <table:table-cell office:value-type="string" table:style-name="ce3">
            <text:p>A priori não enxerguei nenhuma</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2-06T13:40:55" table:style-name="ce2">
            <text:p>06/12/2022</text:p>
          </table:table-cell>
          <table:table-cell office:value-type="float" office:value="54" table:style-name="ce3">
            <text:p>54</text:p>
          </table:table-cell>
          <table:table-cell office:value-type="string" table:style-name="ce3">
            <text:p>LGBT</text:p>
          </table:table-cell>
          <table:table-cell office:value-type="string" table:style-name="ce3">
            <text:p>Divorciado(a)/Separado(a)</text:p>
          </table:table-cell>
          <table:table-cell office:value-type="string" table:style-name="ce3">
            <text:p>Autônom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8-01T00:00:00" table:style-name="ce2">
            <text:p>01/08/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Acredito que o maior prejuízo foi a falta de acesso à biblioteca do campus, que dificultou o acesso à bibliografia ao longo da pesquisa.</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Muito pior do que antes</text:p>
          </table:table-cell>
          <table:table-cell office:value-type="string" table:style-name="ce3">
            <text:p>O mesmo de antes</text:p>
          </table:table-cell>
          <table:table-cell office:value-type="string" table:style-name="ce3">
            <text:p>A maior dificuldade foi a impossibilidade de contato presencial com familiares e amigos em função do isolamento social.</text:p>
          </table:table-cell>
          <table:table-cell office:value-type="string" table:style-name="ce3">
            <text:p>Pioraram</text:p>
          </table:table-cell>
          <table:table-cell office:value-type="string" table:style-name="ce3">
            <text:p>Foi mais ou menos o mesmo</text:p>
          </table:table-cell>
          <table:table-cell office:value-type="string" table:style-name="ce3">
            <text:p>Pioraram</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Dificuldade de acesso à bibliotecas.</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Transporte urbano</text:p>
          </table:table-cell>
          <table:table-cell table:style-name="ce1"/>
          <table:table-cell office:value-type="string" table:style-name="ce3">
            <text:p>De forma oportuna e prudente</text:p>
          </table:table-cell>
          <table:table-cell table:style-name="ce1"/>
          <table:table-cell office:value-type="string" table:style-name="ce3">
            <text:p>Gostaria que minha instituição tivesse provido alguma forma de acesso à biblioteca.</text:p>
          </table:table-cell>
          <table:table-cell table:style-name="ce1"/>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3">
          <table:table-cell office:value-type="date" office:date-value="2022-12-12T00:00:00" table:style-name="ce13">
            <text:p>12/12/2022</text:p>
          </table:table-cell>
          <table:table-cell office:value-type="float" office:value="43" table:style-name="ce14">
            <text:p>43</text:p>
          </table:table-cell>
          <table:table-cell office:value-type="string" table:style-name="ce15">
            <text:p>Masculino</text:p>
          </table:table-cell>
          <table:table-cell office:value-type="string" table:style-name="ce15">
            <text:p>Solteiro(a)</text:p>
          </table:table-cell>
          <table:table-cell office:value-type="string" table:style-name="ce3">
            <text:p>Autônomo(a)</text:p>
          </table:table-cell>
          <table:table-cell office:value-type="string" table:style-name="ce15">
            <text:p>SP</text:p>
          </table:table-cell>
          <table:table-cell office:value-type="string" table:style-name="ce15">
            <text:p>ETEC</text:p>
          </table:table-cell>
          <table:table-cell office:value-type="string" table:style-name="ce15">
            <text:p>Técnico em Administração</text:p>
          </table:table-cell>
          <table:table-cell office:value-type="string" table:style-name="ce15">
            <text:p>Ensino Técnico</text:p>
          </table:table-cell>
          <table:table-cell office:value-type="date" office:date-value="2020-08-03T00:00:00" table:style-name="ce16">
            <text:p>03/08/2020</text:p>
          </table:table-cell>
          <table:table-cell office:value-type="string" table:style-name="ce15">
            <text:p>Privada</text:p>
          </table:table-cell>
          <table:table-cell office:value-type="string" table:style-name="ce15">
            <text:p>Local</text:p>
          </table:table-cell>
          <table:table-cell office:value-type="string" table:style-name="ce15">
            <text:p>Não</text:p>
          </table:table-cell>
          <table:table-cell office:value-type="string" table:style-name="ce15">
            <text:p>Não</text:p>
          </table:table-cell>
          <table:table-cell office:value-type="string" table:style-name="ce17">
            <text:p>Só tive aulas virtuais na ETEC Rodrigues de Abreu no curso de Técnico em Administração e isso em plena pandemia antes fiz um Sistema Biomédicos presencial, mas tranquei a matrícula antes da Pandemia</text:p>
          </table:table-cell>
          <table:table-cell table:style-name="ce15"/>
          <table:table-cell office:value-type="string" table:style-name="ce15">
            <text:p>Fora do campus, mas na mesma cidade da instituição de ensino</text:p>
          </table:table-cell>
          <table:table-cell office:value-type="string" table:style-name="ce15">
            <text:p>Sim</text:p>
          </table:table-cell>
          <table:table-cell office:value-type="string" table:style-name="ce15">
            <text:p>Família</text:p>
          </table:table-cell>
          <table:table-cell office:value-type="string" table:style-name="ce15">
            <text:p>Sim</text:p>
          </table:table-cell>
          <table:table-cell office:value-type="string" table:style-name="ce15">
            <text:p>Não</text:p>
          </table:table-cell>
          <table:table-cell office:value-type="string" table:style-name="ce15">
            <text:p>Não se aplica / Não sabe / Não se lembra</text:p>
          </table:table-cell>
          <table:table-cell office:value-type="string" table:style-name="ce15">
            <text:p>Muito pior do que antes</text:p>
          </table:table-cell>
          <table:table-cell office:value-type="string" table:style-name="ce15">
            <text:p>Muito pior que antes</text:p>
          </table:table-cell>
          <table:table-cell office:value-type="string" table:style-name="ce15">
            <text:p>Pior do que antes</text:p>
          </table:table-cell>
          <table:table-cell office:value-type="string" table:style-name="ce15">
            <text:p>O mesmo de antes</text:p>
          </table:table-cell>
          <table:table-cell office:value-type="string" table:style-name="ce15">
            <text:p>Melhor do que antes</text:p>
          </table:table-cell>
          <table:table-cell office:value-type="string" table:style-name="ce15">
            <text:p>Bom, eu sou corretor de Imóveis e não consegui na minha carreira, me prejudicou bastante</text:p>
          </table:table-cell>
          <table:table-cell office:value-type="string" table:style-name="ce15">
            <text:p>Pioraram</text:p>
          </table:table-cell>
          <table:table-cell office:value-type="string" table:style-name="ce15">
            <text:p>Piorou</text:p>
          </table:table-cell>
          <table:table-cell office:value-type="string" table:style-name="ce15">
            <text:p>Pioraram</text:p>
          </table:table-cell>
          <table:table-cell office:value-type="string" table:style-name="ce15">
            <text:p>Piorou</text:p>
          </table:table-cell>
          <table:table-cell office:value-type="string" table:style-name="ce15">
            <text:p>Diminuiu</text:p>
          </table:table-cell>
          <table:table-cell office:value-type="string" table:style-name="ce15">
            <text:p>Diminuiu</text:p>
          </table:table-cell>
          <table:table-cell office:value-type="string" table:style-name="ce15">
            <text:p>N/A ou Não sabe</text:p>
          </table:table-cell>
          <table:table-cell table:style-name="ce15"/>
          <table:table-cell office:value-type="string" table:style-name="ce3">
            <text:p>Sim vacinado com duas doses, com vacina de dose única e dose de reforço</text:p>
          </table:table-cell>
          <table:table-cell office:value-type="string" table:style-name="ce15">
            <text:p>Tive que trancar a matrícula porque estava puxado e do modo remoto não estava dando certo e por divergências com a turma</text:p>
          </table:table-cell>
          <table:table-cell office:value-type="string" table:style-name="ce15">
            <text:p>Foram mais ou menos os mesmos</text:p>
          </table:table-cell>
          <table:table-cell office:value-type="string" table:style-name="ce15">
            <text:p>Diminuiu</text:p>
          </table:table-cell>
          <table:table-cell office:value-type="string" table:style-name="ce15">
            <text:p>Não</text:p>
          </table:table-cell>
          <table:table-cell office:value-type="string" table:style-name="ce15">
            <text:p>Estão mais ou menos as mesmas</text:p>
          </table:table-cell>
          <table:table-cell office:value-type="string" table:style-name="ce15">
            <text:p>Transporte urbano,Internet,Alimentação</text:p>
          </table:table-cell>
          <table:table-cell office:value-type="string" table:style-name="ce17">
            <text:p>Como minha carreira de corretor de Imóveis não decolou não tenho tido muito dinheiro 💰 isso é o que me dá mais raiva</text:p>
          </table:table-cell>
          <table:table-cell office:value-type="string" table:style-name="ce15">
            <text:p>Muito rapidamente</text:p>
          </table:table-cell>
          <table:table-cell office:value-type="string" table:style-name="ce17">
            <text:p>Fez nada e quase nada</text:p>
          </table:table-cell>
          <table:table-cell office:value-type="string" table:style-name="ce17">
            <text:p>Era esse modo remoto e os prazos apertados para entregar os trabalhos</text:p>
          </table:table-cell>
          <table:table-cell office:value-type="string" table:style-name="ce17">
            <text:p>Era ser presencial as aulas e não remoto</text:p>
          </table:table-cell>
          <table:table-cell office:value-type="string" table:style-name="ce15">
            <text:p>Muito melhor do que antes</text:p>
          </table:table-cell>
          <table:table-cell office:value-type="string" table:style-name="ce15">
            <text:p>Muito melhor do que antes</text:p>
          </table:table-cell>
          <table:table-cell office:value-type="string" table:style-name="ce15">
            <text:p>Muito melhor do que antes</text:p>
          </table:table-cell>
          <table:table-cell office:value-type="string" table:style-name="ce17">
            <text:p>Ok</text:p>
          </table:table-cell>
          <table:table-cell table:number-columns-repeated="16332"/>
        </table:table-row>
        <table:table-row table:style-name="ro4">
          <table:table-cell office:value-type="date" office:date-value="2022-12-13T00:00:00" table:style-name="ce13">
            <text:p>13/12/2022</text:p>
          </table:table-cell>
          <table:table-cell office:value-type="float" office:value="25" table:style-name="ce14">
            <text:p>25</text:p>
          </table:table-cell>
          <table:table-cell office:value-type="string" table:style-name="ce15">
            <text:p>Feminino</text:p>
          </table:table-cell>
          <table:table-cell office:value-type="string" table:style-name="ce15">
            <text:p>Solteiro(a)</text:p>
          </table:table-cell>
          <table:table-cell office:value-type="string" table:style-name="ce15">
            <text:p>Bolsista</text:p>
          </table:table-cell>
          <table:table-cell office:value-type="string" table:style-name="ce15">
            <text:p>SP</text:p>
          </table:table-cell>
          <table:table-cell office:value-type="string" table:style-name="ce10">
            <text:p>UNESP</text:p>
          </table:table-cell>
          <table:table-cell office:value-type="string" table:style-name="ce15">
            <text:p>Pós-Graduação em Quimica Tecnologica</text:p>
          </table:table-cell>
          <table:table-cell office:value-type="string" table:style-name="ce15">
            <text:p>Mestrado</text:p>
          </table:table-cell>
          <table:table-cell office:value-type="date" office:date-value="2022-03-07T00:00:00" table:style-name="ce16">
            <text:p>07/03/2022</text:p>
          </table:table-cell>
          <table:table-cell office:value-type="string" table:style-name="ce15">
            <text:p>Pública</text:p>
          </table:table-cell>
          <table:table-cell office:value-type="string" table:style-name="ce15">
            <text:p>Local</text:p>
          </table:table-cell>
          <table:table-cell office:value-type="string" table:style-name="ce15">
            <text:p>Sim</text:p>
          </table:table-cell>
          <table:table-cell office:value-type="string" table:style-name="ce15">
            <text:p>Não sei</text:p>
          </table:table-cell>
          <table:table-cell table:style-name="ce17"/>
          <table:table-cell office:value-type="date" office:date-value="2020-03-14T00:00:00" table:style-name="ce16">
            <text:p>14/03/2020</text:p>
          </table:table-cell>
          <table:table-cell office:value-type="string" table:style-name="ce15">
            <text:p>Fora do campus, mas na mesma cidade da instituição de ensino</text:p>
          </table:table-cell>
          <table:table-cell office:value-type="string" table:style-name="ce15">
            <text:p>Sim</text:p>
          </table:table-cell>
          <table:table-cell office:value-type="string" table:style-name="ce15">
            <text:p>Família</text:p>
          </table:table-cell>
          <table:table-cell office:value-type="string" table:style-name="ce15">
            <text:p>Não</text:p>
          </table:table-cell>
          <table:table-cell office:value-type="string" table:style-name="ce15">
            <text:p>Sim</text:p>
          </table:table-cell>
          <table:table-cell office:value-type="string" table:style-name="ce15">
            <text:p>Não se aplica / Não sabe / Não se lembra</text:p>
          </table:table-cell>
          <table:table-cell office:value-type="string" table:style-name="ce15">
            <text:p>O mesmo de antes</text:p>
          </table:table-cell>
          <table:table-cell office:value-type="string" table:style-name="ce15">
            <text:p>Pior que antes</text:p>
          </table:table-cell>
          <table:table-cell office:value-type="string" table:style-name="ce15">
            <text:p>O mesmo de antes</text:p>
          </table:table-cell>
          <table:table-cell office:value-type="string" table:style-name="ce15">
            <text:p>Pior do que antes</text:p>
          </table:table-cell>
          <table:table-cell office:value-type="string" table:style-name="ce15">
            <text:p>O mesmo de antes</text:p>
          </table:table-cell>
          <table:table-cell office:value-type="string" table:style-name="ce1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15">
            <text:p>Foram mais ou menos o mesmo</text:p>
          </table:table-cell>
          <table:table-cell office:value-type="string" table:style-name="ce15">
            <text:p>Piorou</text:p>
          </table:table-cell>
          <table:table-cell office:value-type="string" table:style-name="ce15">
            <text:p>Ficou mais ou menos o mesmo</text:p>
          </table:table-cell>
          <table:table-cell office:value-type="string" table:style-name="ce15">
            <text:p>Era mais ou menos o mesmo</text:p>
          </table:table-cell>
          <table:table-cell office:value-type="string" table:style-name="ce15">
            <text:p>Ficou mais ou menos a mesma</text:p>
          </table:table-cell>
          <table:table-cell office:value-type="string" table:style-name="ce15">
            <text:p>Aumentou</text:p>
          </table:table-cell>
          <table:table-cell office:value-type="string" table:style-name="ce15">
            <text:p>Sim (retornou todas as atividades presenciais)</text:p>
          </table:table-cell>
          <table:table-cell table:style-name="ce15"/>
          <table:table-cell office:value-type="string" table:style-name="ce3">
            <text:p>Sim vacinado com duas doses, com vacina de dose única e dose de reforço</text:p>
          </table:table-cell>
          <table:table-cell office:value-type="string" table:style-name="ce1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15">
            <text:p>Diminuiram</text:p>
          </table:table-cell>
          <table:table-cell office:value-type="string" table:style-name="ce15">
            <text:p>Está mais ou menos a mesma</text:p>
          </table:table-cell>
          <table:table-cell office:value-type="string" table:style-name="ce15">
            <text:p>Não</text:p>
          </table:table-cell>
          <table:table-cell office:value-type="string" table:style-name="ce15">
            <text:p>Estão mais ou menos as mesmas</text:p>
          </table:table-cell>
          <table:table-cell office:value-type="string" table:style-name="ce15">
            <text:p>Relacionadas com saúde,Viagens/deslocamentos,Internet</text:p>
          </table:table-cell>
          <table:table-cell office:value-type="string" table:style-name="ce17">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15">
            <text:p>Muito lentamente</text:p>
          </table:table-cell>
          <table:table-cell office:value-type="string" table:style-name="ce17">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17">
            <text:p>Gostaria que minha instituição tivesse se organizado melhor em relação às aulas online, o que deu-se de forma lenta (quase dois meses após o distanciamento oficial às aulas iniciaram remotamente).</text:p>
          </table:table-cell>
          <table:table-cell office:value-type="string" table:style-name="ce17">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15">
            <text:p>O mesmo de antes</text:p>
          </table:table-cell>
          <table:table-cell office:value-type="string" table:style-name="ce15">
            <text:p>Pior do que antes</text:p>
          </table:table-cell>
          <table:table-cell office:value-type="string" table:style-name="ce15">
            <text:p>Pior do que antes</text:p>
          </table:table-cell>
          <table:table-cell table:style-name="ce17"/>
          <table:table-cell table:number-columns-repeated="16332"/>
        </table:table-row>
        <table:table-row table:style-name="ro1">
          <table:table-cell table:style-name="ce2"/>
          <table:table-cell table:number-columns-repeated="5" table:style-name="ce3"/>
          <table:table-cell table:style-name="ce7"/>
          <table:table-cell table:number-columns-repeated="2" table:style-name="ce3"/>
          <table:table-cell table:style-name="ce2"/>
          <table:table-cell table:number-columns-repeated="4" table:style-name="ce3"/>
          <table:table-cell table:style-name="ce1"/>
          <table:table-cell table:style-name="ce4"/>
          <table:table-cell table:number-columns-repeated="11" table:style-name="ce3"/>
          <table:table-cell table:style-name="ce1"/>
          <table:table-cell table:number-columns-repeated="7" table:style-name="ce3"/>
          <table:table-cell table:style-name="ce2"/>
          <table:table-cell table:style-name="ce3"/>
          <table:table-cell table:style-name="ce1"/>
          <table:table-cell table:number-columns-repeated="4" table:style-name="ce3"/>
          <table:table-cell table:style-name="ce7"/>
          <table:table-cell table:style-name="ce1"/>
          <table:table-cell table:style-name="ce3"/>
          <table:table-cell table:number-columns-repeated="3" table:style-name="ce1"/>
          <table:table-cell table:number-columns-repeated="3" table:style-name="ce3"/>
          <table:table-cell table:number-columns-repeated="16333" table:style-name="ce1"/>
        </table:table-row>
        <table:table-row table:style-name="ro1">
          <table:table-cell table:style-name="ce2"/>
          <table:table-cell table:number-columns-repeated="5" table:style-name="ce3"/>
          <table:table-cell table:style-name="ce7"/>
          <table:table-cell table:number-columns-repeated="2" table:style-name="ce3"/>
          <table:table-cell table:style-name="ce2"/>
          <table:table-cell table:number-columns-repeated="4" table:style-name="ce3"/>
          <table:table-cell table:style-name="ce1"/>
          <table:table-cell table:style-name="ce2"/>
          <table:table-cell table:number-columns-repeated="11" table:style-name="ce3"/>
          <table:table-cell table:style-name="ce1"/>
          <table:table-cell table:number-columns-repeated="7" table:style-name="ce3"/>
          <table:table-cell table:style-name="ce1"/>
          <table:table-cell table:style-name="ce3"/>
          <table:table-cell table:style-name="ce1"/>
          <table:table-cell table:number-columns-repeated="4" table:style-name="ce3"/>
          <table:table-cell table:style-name="ce7"/>
          <table:table-cell table:style-name="ce1"/>
          <table:table-cell table:style-name="ce3"/>
          <table:table-cell table:number-columns-repeated="3" table:style-name="ce1"/>
          <table:table-cell table:number-columns-repeated="3" table:style-name="ce3"/>
          <table:table-cell table:number-columns-repeated="16333" table:style-name="ce1"/>
        </table:table-row>
        <table:table-row table:number-rows-repeated="1048486" table:style-name="ro1">
          <table:table-cell table:number-columns-repeated="16384"/>
        </table:table-row>
      </table:table>
      <table:database-ranges>
        <table:database-range table:target-range-address="Planilha1.A2:Planilha1.AZ9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514</meta:generator>
    <meta:initial-creator>João Pedro Albino</meta:initial-creator>
    <dc:creator>João Pedro Albino</dc:creator>
    <meta:creation-date>2023-02-06T19:01:17Z</meta:creation-date>
    <dc:date>2023-06-02T22:36:50Z</dc:date>
  </office:meta>
</office:document-meta>
</file>